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71in" fo:margin-left="-0.0007in" fo:margin-top="0in" fo:margin-bottom="0in" table:align="left" style:writing-mode="lr-tb"/>
    </style:style>
    <style:style style:name="Table1.A" style:family="table-column">
      <style:table-column-properties style:column-width="0.8715in"/>
    </style:style>
    <style:style style:name="Table1.B" style:family="table-column">
      <style:table-column-properties style:column-width="1.0035in"/>
    </style:style>
    <style:style style:name="Table1.C" style:family="table-column">
      <style:table-column-properties style:column-width="5.0521in"/>
    </style:style>
    <style:style style:name="Table1.1" style:family="table-row">
      <style:table-row-properties fo:keep-together="auto"/>
    </style:style>
    <style:style style:name="Table1.A1" style:family="table-cell">
      <style:table-cell-properties fo:background-color="#ffffff" fo:padding-left="0.0333in" fo:padding-right="0.0382in" fo:padding-top="0.0382in" fo:padding-bottom="0.0382in"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333in" fo:padding-right="0.0382in" fo:padding-top="0.0382in" fo:padding-bottom="0.0382in" fo:border="0.25pt solid #000001">
        <style:background-image/>
      </style:table-cell-properties>
    </style:style>
    <style:style style:name="Table1.13" style:family="table-row">
      <style:table-row-properties style:min-row-height="0.2917in" fo:keep-together="auto"/>
    </style:style>
    <style:style style:name="Table1.A54" style:family="table-cell">
      <style:table-cell-properties fo:background-color="#ffffff" fo:padding-left="0.0333in" fo:padding-right="0.0382in" fo:padding-top="0.0382in" fo:padding-bottom="0.0382in" fo:border-left="0.25pt solid #000001" fo:border-right="none" fo:border-top="none" fo:border-bottom="0.25pt solid #000001">
        <style:background-image/>
      </style:table-cell-properties>
    </style:style>
    <style:style style:name="Table1.C54" style:family="table-cell">
      <style:table-cell-properties fo:background-color="#ffffff" fo:padding-left="0.0333in" fo:padding-right="0.0382in" fo:padding-top="0.0382in" fo:padding-bottom="0.0382in" fo:border-left="0.25pt solid #000001" fo:border-right="0.25pt solid #000001" fo:border-top="none" fo:border-bottom="0.25pt solid #000001">
        <style:background-image/>
      </style:table-cell-properties>
    </style:style>
    <style:style style:name="Table2" style:family="table">
      <style:table-properties style:width="6.9271in" fo:margin-left="-0.0007in" fo:margin-top="0in" fo:margin-bottom="0in" table:align="left" style:writing-mode="lr-tb"/>
    </style:style>
    <style:style style:name="Table2.A" style:family="table-column">
      <style:table-column-properties style:column-width="0.8715in"/>
    </style:style>
    <style:style style:name="Table2.B" style:family="table-column">
      <style:table-column-properties style:column-width="1.0035in"/>
    </style:style>
    <style:style style:name="Table2.C" style:family="table-column">
      <style:table-column-properties style:column-width="5.0521in"/>
    </style:style>
    <style:style style:name="Table2.1" style:family="table-row">
      <style:table-row-properties fo:keep-together="auto"/>
    </style:style>
    <style:style style:name="Table2.A1" style:family="table-cell">
      <style:table-cell-properties fo:background-color="#ffffff" fo:padding-left="0.0333in" fo:padding-right="0.0382in" fo:padding-top="0.0382in" fo:padding-bottom="0.0382in" fo:border-left="0.25pt solid #000001" fo:border-right="none" fo:border-top="0.25pt solid #000001" fo:border-bottom="0.25pt solid #000001">
        <style:background-image/>
      </style:table-cell-properties>
    </style:style>
    <style:style style:name="Table2.C1" style:family="table-cell">
      <style:table-cell-properties fo:background-color="#ffffff" fo:padding-left="0.0333in" fo:padding-right="0.0382in" fo:padding-top="0.0382in" fo:padding-bottom="0.0382in" fo:border="0.25pt solid #000001">
        <style:background-image/>
      </style:table-cell-properties>
    </style:style>
    <style:style style:name="Table2.A4" style:family="table-cell">
      <style:table-cell-properties fo:background-color="#ffffff" fo:padding-left="0.0333in" fo:padding-right="0.0382in" fo:padding-top="0.0382in" fo:padding-bottom="0.0382in" fo:border-left="0.25pt solid #000001" fo:border-right="none" fo:border-top="none" fo:border-bottom="0.25pt solid #000001">
        <style:background-image/>
      </style:table-cell-properties>
    </style:style>
    <style:style style:name="Table2.C4" style:family="table-cell">
      <style:table-cell-properties fo:background-color="#ffffff" fo:padding-left="0.0333in" fo:padding-right="0.0382in" fo:padding-top="0.0382in" fo:padding-bottom="0.0382in" fo:border-left="0.25pt solid #000001" fo:border-right="0.25pt solid #000001" fo:border-top="none" fo:border-bottom="0.25pt solid #000001">
        <style:background-image/>
      </style:table-cell-properties>
    </style:style>
    <style:style style:name="P1" style:family="paragraph" style:parent-style-name="Standard">
      <style:text-properties style:font-name="Liberation Serif"/>
    </style:style>
    <style:style style:name="P2" style:family="paragraph" style:parent-style-name="Standard">
      <style:text-properties style:font-name="Times New Roman" style:font-name-asian="Times New Roman1" style:font-name-complex="Times New Roman1"/>
    </style:style>
    <style:style style:name="P3" style:family="paragraph" style:parent-style-name="Standard">
      <style:text-properties officeooo:rsid="001e199f" officeooo:paragraph-rsid="001e199f"/>
    </style:style>
    <style:style style:name="P4" style:family="paragraph" style:parent-style-name="Standard">
      <style:text-properties officeooo:rsid="001eb1a2" officeooo:paragraph-rsid="001eb1a2"/>
    </style:style>
    <style:style style:name="P5" style:family="paragraph" style:parent-style-name="Standard">
      <style:text-properties officeooo:rsid="001eef0b" officeooo:paragraph-rsid="001eef0b"/>
    </style:style>
    <style:style style:name="P6" style:family="paragraph" style:parent-style-name="Standard">
      <style:text-properties officeooo:rsid="002069a4" officeooo:paragraph-rsid="002069a4"/>
    </style:style>
    <style:style style:name="P7" style:family="paragraph" style:parent-style-name="Standard">
      <style:text-properties officeooo:rsid="00216c74" officeooo:paragraph-rsid="00216c74"/>
    </style:style>
    <style:style style:name="P8" style:family="paragraph" style:parent-style-name="Standard">
      <style:text-properties officeooo:rsid="00227e8b" officeooo:paragraph-rsid="00227e8b"/>
    </style:style>
    <style:style style:name="P9" style:family="paragraph" style:parent-style-name="Standard">
      <style:text-properties officeooo:rsid="00227e8b" officeooo:paragraph-rsid="003117e6"/>
    </style:style>
    <style:style style:name="P10" style:family="paragraph" style:parent-style-name="Standard">
      <style:text-properties officeooo:rsid="00227e8b" officeooo:paragraph-rsid="00227e8b" fo:background-color="#ffff00"/>
    </style:style>
    <style:style style:name="P11" style:family="paragraph" style:parent-style-name="Standard">
      <style:text-properties officeooo:rsid="0037c675" officeooo:paragraph-rsid="0037c675" fo:background-color="#ffff00"/>
    </style:style>
    <style:style style:name="P12" style:family="paragraph" style:parent-style-name="Standard">
      <style:text-properties officeooo:rsid="0023810f" officeooo:paragraph-rsid="0023810f"/>
    </style:style>
    <style:style style:name="P13" style:family="paragraph" style:parent-style-name="Standard">
      <style:text-properties officeooo:rsid="0025c042" officeooo:paragraph-rsid="0025c042"/>
    </style:style>
    <style:style style:name="P14" style:family="paragraph" style:parent-style-name="Standard">
      <style:text-properties fo:color="#ff0000"/>
    </style:style>
    <style:style style:name="P15" style:family="paragraph" style:parent-style-name="Standard">
      <style:text-properties fo:color="#ff0000" officeooo:rsid="0025c042" officeooo:paragraph-rsid="0025c042"/>
    </style:style>
    <style:style style:name="P16" style:family="paragraph" style:parent-style-name="Standard">
      <style:text-properties fo:color="#ff0000" officeooo:rsid="002069a4" officeooo:paragraph-rsid="002069a4"/>
    </style:style>
    <style:style style:name="P17" style:family="paragraph" style:parent-style-name="Standard">
      <style:text-properties fo:color="#ff0000" officeooo:rsid="00227e8b" officeooo:paragraph-rsid="00227e8b"/>
    </style:style>
    <style:style style:name="P18" style:family="paragraph" style:parent-style-name="Standard">
      <style:text-properties fo:color="#ff0000" officeooo:rsid="00319d66" officeooo:paragraph-rsid="00319d66"/>
    </style:style>
    <style:style style:name="P19" style:family="paragraph" style:parent-style-name="Standard">
      <style:text-properties officeooo:paragraph-rsid="0025c042"/>
    </style:style>
    <style:style style:name="P20" style:family="paragraph" style:parent-style-name="Standard">
      <style:text-properties officeooo:paragraph-rsid="00275369"/>
    </style:style>
    <style:style style:name="P21" style:family="paragraph" style:parent-style-name="Standard">
      <style:text-properties officeooo:paragraph-rsid="002a4bab"/>
    </style:style>
    <style:style style:name="P22" style:family="paragraph" style:parent-style-name="Standard">
      <style:text-properties officeooo:paragraph-rsid="002a5fec"/>
    </style:style>
    <style:style style:name="P23" style:family="paragraph" style:parent-style-name="Standard">
      <style:text-properties officeooo:paragraph-rsid="002b173b"/>
    </style:style>
    <style:style style:name="P24" style:family="paragraph" style:parent-style-name="Standard">
      <style:text-properties officeooo:rsid="003117e6" officeooo:paragraph-rsid="003117e6"/>
    </style:style>
    <style:style style:name="P25" style:family="paragraph" style:parent-style-name="Standard">
      <style:text-properties fo:color="#ff8d00" officeooo:rsid="00227e8b" officeooo:paragraph-rsid="00227e8b"/>
    </style:style>
    <style:style style:name="P26" style:family="paragraph" style:parent-style-name="Standard">
      <style:text-properties fo:color="#ff8d00" officeooo:rsid="00319d66" officeooo:paragraph-rsid="00319d66"/>
    </style:style>
    <style:style style:name="P27" style:family="paragraph" style:parent-style-name="Standard">
      <style:text-properties officeooo:rsid="00319d66" officeooo:paragraph-rsid="00319d66"/>
    </style:style>
    <style:style style:name="P28" style:family="paragraph" style:parent-style-name="Standard">
      <style:text-properties officeooo:rsid="0037c675" officeooo:paragraph-rsid="0037c675"/>
    </style:style>
    <style:style style:name="P29" style:family="paragraph" style:parent-style-name="Standard">
      <style:text-properties officeooo:rsid="0039b897" officeooo:paragraph-rsid="0039b897"/>
    </style:style>
    <style:style style:name="P30" style:family="paragraph" style:parent-style-name="Preformatted_20_Text">
      <style:text-properties style:font-name="Liberation Serif"/>
    </style:style>
    <style:style style:name="P31" style:family="paragraph" style:parent-style-name="Preformatted_20_Text">
      <style:text-properties style:font-name="Liberation Serif" officeooo:rsid="00227e8b" officeooo:paragraph-rsid="00227e8b"/>
    </style:style>
    <style:style style:name="P32" style:family="paragraph" style:parent-style-name="Preformatted_20_Text">
      <style:text-properties style:font-name="Liberation Serif" officeooo:rsid="00343db7" officeooo:paragraph-rsid="00343db7"/>
    </style:style>
    <style:style style:name="P33" style:family="paragraph" style:parent-style-name="Preformatted_20_Text">
      <style:text-properties fo:color="#00000a" style:font-name="Liberation Serif" fo:font-size="12pt" fo:language="en" fo:country="US" style:font-name-asian="WenQuanYi Zen Hei Sharp" style:font-size-asian="12pt" style:language-asian="zh" style:country-asian="CN" style:font-name-complex="Lohit Devanagari" style:font-size-complex="12pt" style:language-complex="hi" style:country-complex="IN"/>
    </style:style>
    <style:style style:name="P34" style:family="paragraph" style:parent-style-name="Preformatted_20_Text">
      <style:text-properties fo:color="#00000a" style:font-name="Liberation Serif" fo:font-size="12pt" fo:language="en" fo:country="US" officeooo:rsid="001eb1a2" officeooo:paragraph-rsid="001eb1a2" style:font-name-asian="WenQuanYi Zen Hei Sharp" style:font-size-asian="12pt" style:language-asian="zh" style:country-asian="CN" style:font-name-complex="Lohit Devanagari" style:font-size-complex="12pt" style:language-complex="hi" style:country-complex="IN"/>
    </style:style>
    <style:style style:name="P35" style:family="paragraph" style:parent-style-name="List_20_Paragraph">
      <loext:graphic-properties draw:fill="solid" draw:fill-color="#ffffff"/>
      <style:paragraph-properties fo:margin-left="0in" fo:margin-right="0in" fo:text-indent="0in" style:auto-text-indent="false" fo:background-color="#ffffff"/>
      <style:text-properties officeooo:rsid="003117e6" officeooo:paragraph-rsid="003117e6"/>
    </style:style>
    <style:style style:name="P36" style:family="paragraph" style:parent-style-name="Heading">
      <style:text-properties style:font-name="Liberation Serif"/>
    </style:style>
    <style:style style:name="P37" style:family="paragraph" style:parent-style-name="Preformatted_20_Text" style:master-page-name="Standard">
      <style:paragraph-properties style:page-number="auto"/>
    </style:style>
    <style:style style:name="P38" style:family="paragraph" style:parent-style-name="Preformatted_20_Text">
      <style:text-properties style:font-name="Liberation Serif"/>
    </style:style>
    <style:style style:name="P39" style:family="paragraph" style:parent-style-name="Preformatted_20_Text">
      <style:text-properties style:font-name="Liberation Serif" fo:font-size="12pt" style:font-size-asian="12pt" style:font-size-complex="12pt"/>
    </style:style>
    <style:style style:name="P40" style:family="paragraph" style:parent-style-name="Subtitle">
      <style:text-properties style:font-name="Liberation Serif"/>
    </style:style>
    <style:style style:name="P41" style:family="paragraph" style:parent-style-name="Subtitle">
      <style:text-properties style:font-name="Liberation Serif" officeooo:rsid="002fb15b" officeooo:paragraph-rsid="002fb15b"/>
    </style:style>
    <style:style style:name="P42" style:family="paragraph" style:parent-style-name="List_20_Paragraph" style:list-style-name="WWNum1">
      <loext:graphic-properties draw:fill="solid" draw:fill-color="#ffffff"/>
      <style:paragraph-properties fo:background-color="#ffffff"/>
      <style:text-properties fo:color="#0b5394" style:font-name="Arial" style:font-name-asian="Times New Roman1" style:font-name-complex="Arial1"/>
    </style:style>
    <style:style style:name="P43" style:family="paragraph" style:parent-style-name="List_20_Paragraph">
      <loext:graphic-properties draw:fill="solid" draw:fill-color="#ffffff"/>
      <style:paragraph-properties fo:margin-left="0in" fo:margin-right="0in" fo:text-indent="0in" style:auto-text-indent="false" fo:background-color="#ffffff"/>
      <style:text-properties fo:color="#0b5394" style:font-name="Arial" style:font-name-asian="Times New Roman1" style:font-name-complex="Arial1"/>
    </style:style>
    <style:style style:name="P44" style:family="paragraph" style:parent-style-name="List_20_Paragraph">
      <loext:graphic-properties draw:fill="solid" draw:fill-color="#ffffff"/>
      <style:paragraph-properties fo:margin-left="0in" fo:margin-right="0in" fo:text-indent="0in" style:auto-text-indent="false" fo:background-color="#ffffff"/>
      <style:text-properties fo:color="#0b5394" style:font-name="Arial" officeooo:rsid="003117e6" officeooo:paragraph-rsid="003117e6" style:font-name-asian="Times New Roman1" style:font-name-complex="Arial1"/>
    </style:style>
    <style:style style:name="P45" style:family="paragraph" style:parent-style-name="Standard">
      <style:paragraph-properties fo:text-align="center" style:justify-single-word="false"/>
      <style:text-properties fo:font-weight="bold" style:font-weight-asian="bold" style:font-weight-complex="bold"/>
    </style:style>
    <style:style style:name="P46" style:family="paragraph" style:parent-style-name="Standard">
      <style:text-properties fo:background-color="#ffff00"/>
    </style:style>
    <style:style style:name="P47" style:family="paragraph" style:parent-style-name="Standard">
      <style:text-properties fo:color="#ff0000"/>
    </style:style>
    <style:style style:name="P48" style:family="paragraph" style:parent-style-name="Standard">
      <loext:graphic-properties draw:fill="solid" draw:fill-color="#ffffff"/>
      <style:paragraph-properties fo:background-color="#ffffff"/>
      <style:text-properties fo:color="#0b5394" style:font-name="Arial" style:font-name-asian="Times New Roman1" style:font-name-complex="Arial1"/>
    </style:style>
    <style:style style:name="P49" style:family="paragraph" style:parent-style-name="Standard">
      <style:text-properties officeooo:rsid="003b4a42" officeooo:paragraph-rsid="003b4a42"/>
    </style:style>
    <style:style style:name="P50" style:family="paragraph" style:parent-style-name="Standard">
      <style:text-properties officeooo:rsid="003d1ea1" officeooo:paragraph-rsid="003d1ea1"/>
    </style:style>
    <style:style style:name="T1" style:family="text">
      <style:text-properties style:font-name="Liberation Serif"/>
    </style:style>
    <style:style style:name="T2" style:family="text">
      <style:text-properties style:font-name="Liberation Serif" officeooo:rsid="0037c675"/>
    </style:style>
    <style:style style:name="T3" style:family="text">
      <style:text-properties style:text-position="super 58%"/>
    </style:style>
    <style:style style:name="T4" style:family="text">
      <style:text-properties fo:color="#ff0000"/>
    </style:style>
    <style:style style:name="T5" style:family="text">
      <style:text-properties fo:color="#ff0000" officeooo:rsid="00286d9c"/>
    </style:style>
    <style:style style:name="T6" style:family="text">
      <style:text-properties fo:color="#ff0000" officeooo:rsid="002a5fec"/>
    </style:style>
    <style:style style:name="T7" style:family="text">
      <style:text-properties fo:color="#ff0000" officeooo:rsid="002b173b"/>
    </style:style>
    <style:style style:name="T8" style:family="text">
      <style:text-properties fo:color="#ff0000" officeooo:rsid="00319d66"/>
    </style:style>
    <style:style style:name="T9" style:family="text">
      <style:text-properties fo:color="#ff0000" officeooo:rsid="00255459"/>
    </style:style>
    <style:style style:name="T10" style:family="text">
      <style:text-properties fo:background-color="#ffff00" loext:char-shading-value="0"/>
    </style:style>
    <style:style style:name="T11" style:family="text">
      <style:text-properties officeooo:rsid="001e199f" fo:background-color="#ffff00" loext:char-shading-value="0"/>
    </style:style>
    <style:style style:name="T12" style:family="text">
      <style:text-properties fo:color="#0b5394" style:font-name="Arial" style:font-name-asian="Times New Roman1" style:font-name-complex="Arial1"/>
    </style:style>
    <style:style style:name="T13" style:family="text">
      <style:text-properties officeooo:rsid="001e199f"/>
    </style:style>
    <style:style style:name="T14" style:family="text">
      <style:text-properties officeooo:rsid="001eb1a2"/>
    </style:style>
    <style:style style:name="T15" style:family="text">
      <style:text-properties officeooo:rsid="00216c74"/>
    </style:style>
    <style:style style:name="T16" style:family="text">
      <style:text-properties officeooo:rsid="0023810f"/>
    </style:style>
    <style:style style:name="T17" style:family="text">
      <style:text-properties officeooo:rsid="00255459"/>
    </style:style>
    <style:style style:name="T18" style:family="text">
      <style:text-properties officeooo:rsid="0025c042"/>
    </style:style>
    <style:style style:name="T19" style:family="text">
      <style:text-properties officeooo:rsid="00275369"/>
    </style:style>
    <style:style style:name="T20" style:family="text">
      <style:text-properties officeooo:rsid="00286d9c"/>
    </style:style>
    <style:style style:name="T21" style:family="text">
      <style:text-properties fo:color="#ff8d00"/>
    </style:style>
    <style:style style:name="T22" style:family="text">
      <style:text-properties fo:color="#ff8d00" officeooo:rsid="00216c74"/>
    </style:style>
    <style:style style:name="T23" style:family="text">
      <style:text-properties fo:color="#000000"/>
    </style:style>
    <style:style style:name="T24" style:family="text">
      <style:text-properties fo:color="#000000" officeooo:rsid="00286d9c"/>
    </style:style>
    <style:style style:name="T25" style:family="text">
      <style:text-properties officeooo:rsid="002a4bab"/>
    </style:style>
    <style:style style:name="T26" style:family="text">
      <style:text-properties officeooo:rsid="002a5fec"/>
    </style:style>
    <style:style style:name="T27" style:family="text">
      <style:text-properties officeooo:rsid="002b173b"/>
    </style:style>
    <style:style style:name="T28" style:family="text">
      <style:text-properties officeooo:rsid="002c0094"/>
    </style:style>
    <style:style style:name="T29" style:family="text">
      <style:text-properties officeooo:rsid="002dec7d"/>
    </style:style>
    <style:style style:name="T30" style:family="text">
      <style:text-properties officeooo:rsid="003117e6"/>
    </style:style>
    <style:style style:name="T31" style:family="text">
      <style:text-properties officeooo:rsid="00319d66"/>
    </style:style>
    <style:style style:name="T32" style:family="text">
      <style:text-properties officeooo:rsid="0032daf8"/>
    </style:style>
    <style:style style:name="T33" style:family="text">
      <style:text-properties officeooo:rsid="0037c675"/>
    </style:style>
    <style:style style:name="T34" style:family="text">
      <style:text-properties officeooo:rsid="0039b897"/>
    </style:style>
    <style:style style:name="T35" style:family="text">
      <style:text-properties fo:color="#00000a" style:font-name="Liberation Serif" fo:font-size="12pt" fo:language="en" fo:country="US" style:font-name-asian="WenQuanYi Zen Hei Sharp" style:font-size-asian="12pt" style:language-asian="zh" style:country-asian="CN" style:font-name-complex="Lohit Devanagari" style:font-size-complex="12pt" style:language-complex="hi" style:country-complex="IN"/>
    </style:style>
    <style:style style:name="T36" style:family="text">
      <style:text-properties fo:color="#00000a" style:font-name="Liberation Serif" fo:font-size="12pt" fo:language="en" fo:country="US" officeooo:rsid="001eb1a2" style:font-name-asian="WenQuanYi Zen Hei Sharp" style:font-size-asian="12pt" style:language-asian="zh" style:country-asian="CN" style:font-name-complex="Lohit Devanagari" style:font-size-complex="12pt" style:language-complex="hi" style:country-complex="IN"/>
    </style:style>
    <style:style style:name="T37" style:family="text">
      <style:text-properties fo:color="#00000a" style:text-position="super 58%" style:font-name="Liberation Serif" fo:font-size="12pt" fo:language="en" fo:country="US" style:font-name-asian="WenQuanYi Zen Hei Sharp" style:font-size-asian="12pt" style:language-asian="zh" style:country-asian="CN" style:font-name-complex="Lohit Devanagari" style:font-size-complex="12pt" style:language-complex="hi" style:country-complex="IN"/>
    </style:style>
    <style:style style:name="T38" style:family="text">
      <style:text-properties fo:color="#800000" officeooo:rsid="001e199f"/>
    </style:style>
    <style:style style:name="T39" style:family="text">
      <style:text-properties fo:color="#800000" officeooo:rsid="002c0094"/>
    </style:style>
    <style:style style:name="T40" style:family="text">
      <style:text-properties officeooo:rsid="003af003"/>
    </style:style>
    <style:style style:name="T41" style:family="text">
      <style:text-properties officeooo:rsid="003d1ea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Title">Kennedy Space Center Seismo-acoustic network chronology</text:p>
      <text:p text:style-name="Subtitle"/>
      <text:p text:style-name="P40">USF experiment: Notes</text:p>
      <text:p text:style-name="P39">This history is far from complete – I need to go through all emails and TARs <text:s/>and any field sheet and field notes to reconstruct</text:p>
      <text:p text:style-name="P30"/>
      <text:p text:style-name="P3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5">Date</text:p>
          </table:table-cell>
          <table:table-cell table:style-name="Table1.A1" office:value-type="string">
            <text:p text:style-name="P45">Event</text:p>
          </table:table-cell>
          <table:table-cell table:style-name="Table1.C1" office:value-type="string">
            <text:p text:style-name="P45">Notes</text:p>
          </table:table-cell>
        </table:table-row>
        <table:table-row table:style-name="Table1.1">
          <table:table-cell table:style-name="Table1.A1" office:value-type="string">
            <text:p text:style-name="Standard">2016/02/05</text:p>
          </table:table-cell>
          <table:table-cell table:style-name="Table1.A1" office:value-type="string">
            <text:p text:style-name="Standard">Field</text:p>
          </table:table-cell>
          <table:table-cell table:style-name="Table1.C1" office:value-type="string">
            <text:p text:style-name="Standard">Jetty Park. </text:p>
            <text:p text:style-name="Standard">Chris Mehta, Alex Farrell, Kathryn Dorn…</text:p>
            <text:p text:style-name="Standard">Also: Ellen Trainor, Richard and Ali Stamper</text:p>
          </table:table-cell>
        </table:table-row>
        <table:table-row table:style-name="Table1.1">
          <table:table-cell table:style-name="Table1.A1" office:value-type="string">
            <text:p text:style-name="Standard">2016/02/24</text:p>
          </table:table-cell>
          <table:table-cell table:style-name="Table1.A1" office:value-type="string">
            <text:p text:style-name="Standard">Field</text:p>
          </table:table-cell>
          <table:table-cell table:style-name="Table1.C1" office:value-type="string">
            <text:p text:style-name="Standard">first KSC trip. Chris Mehta, Alex Farrell, Steve McNutt, Jacob Richardson, Lis Gallant</text:p>
            <text:p text:style-name="Standard">Chris, Alex and I, and possibly Steve, returned multiple times. Ultimately (on 2019/03/04?), Chris and Alex saw the launch up close. I only made it half-way along I-4 after class.</text:p>
            <text:p text:style-name="Standard">Note that discussions with Nanometrics began back here!</text:p>
          </table:table-cell>
        </table:table-row>
        <table:table-row table:style-name="Table1.1">
          <table:table-cell table:style-name="Table1.A1" office:value-type="string">
            <text:p text:style-name="Standard">2016/02/29</text:p>
          </table:table-cell>
          <table:table-cell table:style-name="Table1.A1" office:value-type="string">
            <text:p text:style-name="Standard"/>
          </table:table-cell>
          <table:table-cell table:style-name="Table1.C1" office:value-type="string">
            <text:p text:style-name="Standard">Robert downloaded data. No working infrasound at FIRE.</text:p>
          </table:table-cell>
        </table:table-row>
        <table:table-row table:style-name="Table1.1">
          <table:table-cell table:style-name="Table1.A1" office:value-type="string">
            <text:p text:style-name="Standard">2016/03/04</text:p>
          </table:table-cell>
          <table:table-cell table:style-name="Table1.A1" office:value-type="string">
            <text:p text:style-name="Standard">Field</text:p>
          </table:table-cell>
          <table:table-cell table:style-name="Table1.C1" office:value-type="string">
            <text:p text:style-name="Standard">I swapped BCHH HD1 from 295 (low gain) to 283 (normal gain). So HD2 went from 283 to 295</text:p>
          </table:table-cell>
        </table:table-row>
        <table:table-row table:style-name="Table1.1">
          <table:table-cell table:style-name="Table1.A1" office:value-type="string">
            <text:p text:style-name="Standard">2016/03/05</text:p>
          </table:table-cell>
          <table:table-cell table:style-name="Table1.A1" office:value-type="string">
            <text:p text:style-name="Standard">Field</text:p>
          </table:table-cell>
          <table:table-cell table:style-name="Table1.C1" office:value-type="string">
            <text:p text:style-name="Standard">Robert downloaded data with Chris and Alex &amp; powered off the stations. I did not make it. Alex says 3<text:span text:style-name="T3">rd</text:span> sensor at TANK was replaced with sensor at FIRE. No working infrasound at FIRE.</text:p>
          </table:table-cell>
        </table:table-row>
        <table:table-row table:style-name="Table1.1">
          <table:table-cell table:style-name="Table1.A1" office:value-type="string">
            <text:p text:style-name="Standard">2016/03/07</text:p>
          </table:table-cell>
          <table:table-cell table:style-name="Table1.A1" office:value-type="string">
            <text:p text:style-name="Standard"/>
          </table:table-cell>
          <table:table-cell table:style-name="Table1.C1" office:value-type="string">
            <text:p text:style-name="Standard">Emailed Dean Clauter &amp; John Dwyer and Robert Kemerait at USAF. Called Capt John McGowan – says he can share data with NASA easily. Number is 321-476-5620 – can we get data? Dean talks about working with FIT to do machine learning on infrasound data. Spoke with McGowan who sugge<text:span text:style-name="T33">s</text:span>ted NASA be the nexus.</text:p>
          </table:table-cell>
        </table:table-row>
        <table:table-row table:style-name="Table1.1">
          <table:table-cell table:style-name="Table1.A1" office:value-type="string">
            <text:p text:style-name="Standard">2016/3/5-18</text:p>
          </table:table-cell>
          <table:table-cell table:style-name="Table1.A1" office:value-type="string">
            <text:p text:style-name="Standard"/>
          </table:table-cell>
          <table:table-cell table:style-name="Table1.C1" office:value-type="string">
            <text:p text:style-name="Standard">Discussions with Nanometrics about cable design to reduce glitches and drift</text:p>
          </table:table-cell>
        </table:table-row>
        <table:table-row table:style-name="Table1.1">
          <table:table-cell table:style-name="Table1.A1" office:value-type="string">
            <text:p text:style-name="Standard">2016/03/22</text:p>
          </table:table-cell>
          <table:table-cell table:style-name="Table1.A1" office:value-type="string">
            <text:p text:style-name="Standard">Field</text:p>
          </table:table-cell>
          <table:table-cell table:style-name="Table1.C1" office:value-type="string">
            <text:p text:style-name="Standard">Robert turned stations back on. I was across later and staying at Manatte Hammock campgrounds. Looks like Alex and Chris were trying to get badges, but I do not remember them camping, so they probably did not come.</text:p>
          </table:table-cell>
        </table:table-row>
        <table:table-row table:style-name="Table1.1">
          <table:table-cell table:style-name="Table1.A1" office:value-type="string">
            <text:p text:style-name="Standard">2016/03/23</text:p>
          </table:table-cell>
          <table:table-cell table:style-name="Table1.A1" office:value-type="string">
            <text:p text:style-name="Standard">Field</text:p>
          </table:table-cell>
          <table:table-cell table:style-name="Table1.C1" office:value-type="string">
            <text:p text:style-name="Standard">I downloaded data. BCHH/CARL0 is at 2000 sps still <text:s/>so a 64 GB card added. 16 GB card added at TANK. Removed TANK.BD1 for testing. Infrasound not working at FIRE. </text:p>
          </table:table-cell>
        </table:table-row>
        <text:soft-page-break/>
        <table:table-row table:style-name="Table1.1">
          <table:table-cell table:style-name="Table1.A1" office:value-type="string">
            <text:p text:style-name="Standard">2016/3/24</text:p>
          </table:table-cell>
          <table:table-cell table:style-name="Table1.A1" office:value-type="string">
            <text:p text:style-name="Standard"/>
          </table:table-cell>
          <table:table-cell table:style-name="Table1.C1" office:value-type="string">
            <text:p text:style-name="Standard">Robert discusses a DARPA contact and a project to use data to classify launches</text:p>
          </table:table-cell>
        </table:table-row>
        <table:table-row table:style-name="Table1.1">
          <table:table-cell table:style-name="Table1.A1" office:value-type="string">
            <text:p text:style-name="Standard">2016/4/5</text:p>
          </table:table-cell>
          <table:table-cell table:style-name="Table1.A1" office:value-type="string">
            <text:p text:style-name="Standard"/>
          </table:table-cell>
          <table:table-cell table:style-name="Table1.C1" office:value-type="string">
            <text:p text:style-name="Standard">Discussion with Robert about coming for the 2016/4/8 launch. Cancelled. Robert reports a good chat with Dean Clauter. Robert plans to talk more and get back to us. </text:p>
          </table:table-cell>
        </table:table-row>
        <table:table-row table:style-name="Table1.13">
          <table:table-cell table:style-name="Table1.A1" office:value-type="string">
            <text:p text:style-name="Standard">2016/4/8</text:p>
          </table:table-cell>
          <table:table-cell table:style-name="Table1.A1" office:value-type="string">
            <text:p text:style-name="Standard">Field</text:p>
          </table:table-cell>
          <table:table-cell table:style-name="Table1.C1" office:value-type="string">
            <text:p text:style-name="Standard">Robert went to download data and only BCHH still working. <text:span text:style-name="T4">FIRE was dead and would not reboot. TANK was full of ants, so he removed the enclosure.</text:span></text:p>
          </table:table-cell>
        </table:table-row>
        <table:table-row table:style-name="Table1.13">
          <table:table-cell table:style-name="Table1.A1" office:value-type="string">
            <text:p text:style-name="Standard">2016/4/9</text:p>
          </table:table-cell>
          <table:table-cell table:style-name="Table1.A1" office:value-type="string">
            <text:p text:style-name="Standard"/>
          </table:table-cell>
          <table:table-cell table:style-name="Table1.C1" office:value-type="string">
            <text:p text:style-name="Standard">Began talking about permanent enclosure and cell modem with Robert</text:p>
          </table:table-cell>
        </table:table-row>
        <table:table-row table:style-name="Table1.13">
          <table:table-cell table:style-name="Table1.A1" office:value-type="string">
            <text:p text:style-name="Standard">2016/4/27</text:p>
          </table:table-cell>
          <table:table-cell table:style-name="Table1.A1" office:value-type="string">
            <text:p text:style-name="Standard"/>
          </table:table-cell>
          <table:table-cell table:style-name="Table1.C1" office:value-type="string">
            <text:p text:style-name="Standard">Began discussing removing FIRE and TANK, adding aluminium conduit at BCHH. </text:p>
          </table:table-cell>
        </table:table-row>
        <table:table-row table:style-name="Table1.13">
          <table:table-cell table:style-name="Table1.A1" office:value-type="string">
            <text:p text:style-name="Standard">2016/5/17</text:p>
          </table:table-cell>
          <table:table-cell table:style-name="Table1.A1" office:value-type="string">
            <text:p text:style-name="Standard">Field</text:p>
          </table:table-cell>
          <table:table-cell table:style-name="Table1.C1" office:value-type="string">
            <text:p text:style-name="Standard">Steve, Chris &amp; Alex went in my absence. </text:p>
          </table:table-cell>
        </table:table-row>
        <table:table-row table:style-name="Table1.1">
          <table:table-cell table:style-name="Table1.A1" office:value-type="string">
            <text:p text:style-name="Standard">2016/5/19</text:p>
          </table:table-cell>
          <table:table-cell table:style-name="Table1.A1" office:value-type="string">
            <text:p text:style-name="Standard"/>
          </table:table-cell>
          <table:table-cell table:style-name="Table1.C1" office:value-type="string">
            <text:p text:style-name="Standard">Steve reported that they re-levelled BCHH, new capillaries, installed conduit, swapped Centaur with upgraded firmware, picked up everything from FIRE, left seismometer and cable at TANK (lightning stopped work). Steve planned to set up station at his house. Reports he might go back with Jochen around 2016/5/26 to download data from BCHH and remove TANK. First discussion or Robert adding an LMA at The Claw</text:p>
          </table:table-cell>
        </table:table-row>
        <table:table-row table:style-name="Table1.1">
          <table:table-cell table:style-name="Table1.A1" office:value-type="string">
            <text:p text:style-name="Standard">2016/5/20</text:p>
          </table:table-cell>
          <table:table-cell table:style-name="Table1.A1" office:value-type="string">
            <text:p text:style-name="Standard"/>
          </table:table-cell>
          <table:table-cell table:style-name="Table1.C1" office:value-type="string">
            <text:p text:style-name="Standard">Steve trying to get info about DARPA proposals &amp; grounding. Robert talking again about developing a DAQ. Response on 5/23. Still no badge for Jochen</text:p>
          </table:table-cell>
        </table:table-row>
        <table:table-row table:style-name="Table1.1">
          <table:table-cell table:style-name="Table1.A1" office:value-type="string">
            <text:p text:style-name="Standard">2016/5/26</text:p>
          </table:table-cell>
          <table:table-cell table:style-name="Table1.A1" office:value-type="string">
            <text:p text:style-name="Standard"/>
          </table:table-cell>
          <table:table-cell table:style-name="Table1.C1" office:value-type="string">
            <text:p text:style-name="Standard">Steve over with Jochen to pick up equipment at gate and see launch – but I guess launch delayed since Steve didn’t see one til<text:span text:style-name="T33">l</text:span> 2019</text:p>
          </table:table-cell>
        </table:table-row>
        <table:table-row table:style-name="Table1.1">
          <table:table-cell table:style-name="Table1.A1" office:value-type="string">
            <text:p text:style-name="Standard">2016/6/15</text:p>
          </table:table-cell>
          <table:table-cell table:style-name="Table1.A1" office:value-type="string">
            <text:p text:style-name="Standard"/>
          </table:table-cell>
          <table:table-cell table:style-name="Table1.C1" office:value-type="string">
            <text:p text:style-name="Standard">First discussion about space Grant proposal</text:p>
          </table:table-cell>
        </table:table-row>
        <table:table-row table:style-name="Table1.1">
          <table:table-cell table:style-name="Table1.A1" office:value-type="string">
            <text:p text:style-name="Standard">2016/7/1</text:p>
          </table:table-cell>
          <table:table-cell table:style-name="Table1.A1" office:value-type="string">
            <text:p text:style-name="Standard"/>
          </table:table-cell>
          <table:table-cell table:style-name="Table1.C1" office:value-type="string">
            <text:p text:style-name="Standard">Robert downloaded launch data from 11, 15 and 24 June. <text:span text:style-name="T4">THIS MIGHT CONTAIN MISSING LAUNCH ON 24 JUNE!!! </text:span><text:span text:style-name="T21">Downloaded to Google Drive db directory under rockets</text:span></text:p>
          </table:table-cell>
        </table:table-row>
        <table:table-row table:style-name="Table1.1">
          <table:table-cell table:style-name="Table1.A1" office:value-type="string">
            <text:p text:style-name="Standard">2016/8/22</text:p>
          </table:table-cell>
          <table:table-cell table:style-name="Table1.A1" office:value-type="string">
            <text:p text:style-name="Standard"/>
          </table:table-cell>
          <table:table-cell table:style-name="Table1.C1" office:value-type="string">
            <text:p text:style-name="Standard">Funding for Space Grant proposal</text:p>
          </table:table-cell>
        </table:table-row>
        <table:table-row table:style-name="Table1.1">
          <table:table-cell table:style-name="Table1.A1" office:value-type="string">
            <text:p text:style-name="Standard">2016/09/01</text:p>
          </table:table-cell>
          <table:table-cell table:style-name="Table1.A1" office:value-type="string">
            <text:p text:style-name="Standard">Explosion</text:p>
          </table:table-cell>
          <table:table-cell table:style-name="Table1.C1" office:value-type="string">
            <text:p text:style-name="Standard">SpaceX Falcon9 expoded during static test</text:p>
          </table:table-cell>
        </table:table-row>
        <table:table-row table:style-name="Table1.1">
          <table:table-cell table:style-name="Table1.A1" office:value-type="string">
            <text:p text:style-name="Standard">2016/9/6</text:p>
          </table:table-cell>
          <table:table-cell table:style-name="Table1.A1" office:value-type="string">
            <text:p text:style-name="Standard"/>
          </table:table-cell>
          <table:table-cell table:style-name="Table1.C1" office:value-type="string">
            <text:p text:style-name="Standard">First Robert said about getting me a long-term badge so I do not have to be with him in the field</text:p>
          </table:table-cell>
        </table:table-row>
        <table:table-row table:style-name="Table1.1">
          <table:table-cell table:style-name="Table1.A1" office:value-type="string">
            <text:p text:style-name="Standard">2016/9/9</text:p>
          </table:table-cell>
          <table:table-cell table:style-name="Table1.A1" office:value-type="string">
            <text:p text:style-name="Standard">Field</text:p>
          </table:table-cell>
          <table:table-cell table:style-name="Table1.C1" office:value-type="string">
            <text:p text:style-name="Standard">Replaced 283, 295, 291 at BCHH with 224, 155, 311</text:p>
          </table:table-cell>
        </table:table-row>
        <table:table-row table:style-name="Table1.1">
          <table:table-cell table:style-name="Table1.A1" office:value-type="string">
            <text:p text:style-name="Standard">2016/09/08</text:p>
          </table:table-cell>
          <table:table-cell table:style-name="Table1.A1" office:value-type="string">
            <text:p text:style-name="Standard">Field &amp; Launch</text:p>
          </table:table-cell>
          <table:table-cell table:style-name="Table1.C1" office:value-type="string">
            <text:p text:style-name="Standard">OSIRIS-Rex. Bill Nye. Just me. Downloaded data from explosion of 2016/09/01. Got a 2 week badge, and year badge is in process. Chris and Josh saw the launch with Matt Pasek and I met them at El Leoncito afterwards</text:p>
          </table:table-cell>
        </table:table-row>
        <table:table-row table:style-name="Table1.1">
          <table:table-cell table:style-name="Table1.A1" office:value-type="string">
            <text:p text:style-name="Standard">201<text:span text:style-name="T13">6</text:span>/9/10</text:p>
          </table:table-cell>
          <table:table-cell table:style-name="Table1.A1" office:value-type="string">
            <text:p text:style-name="Standard"/>
          </table:table-cell>
          <table:table-cell table:style-name="Table1.C1" office:value-type="string">
            <text:p text:style-name="Standard">I mentioned I am going to contact SpaceX about our data</text:p>
          </table:table-cell>
        </table:table-row>
        <table:table-row table:style-name="Table1.1">
          <table:table-cell table:style-name="Table1.A1" office:value-type="string">
            <text:p text:style-name="Standard"><text:span text:style-name="T10">201</text:span><text:span text:style-name="T11">6</text:span><text:span text:style-name="T10">/9/28</text:span></text:p>
          </table:table-cell>
          <table:table-cell table:style-name="Table1.A1" office:value-type="string">
            <text:p text:style-name="P11">SpaceX &amp; 5 year badge</text:p>
          </table:table-cell>
          <table:table-cell table:style-name="Table1.C1" office:value-type="string">
            <text:p text:style-name="P46">Meeting with Jeff Overbeek. And first discussion with Robert about building infrasound cables. And I got my 5 year badge, and link to wind data. Talk about Steve’s 1 year badge.</text:p>
          </table:table-cell>
        </table:table-row>
        <table:table-row table:style-name="Table1.1">
          <table:table-cell table:style-name="Table1.A1" office:value-type="string">
            <text:p text:style-name="Standard">2016/10/06 </text:p>
          </table:table-cell>
          <table:table-cell table:style-name="Table1.A1" office:value-type="string">
            <text:p text:style-name="Standard">Robert Field</text:p>
          </table:table-cell>
          <table:table-cell table:style-name="Table1.C1" office:value-type="string">
            <text:p text:style-name="Standard">Robert removed BCHH as Hurricane Matthew approached. Cables and <text:soft-page-break/>seismometer left. Array is 329 feet from the shoreline in Google Maps</text:p>
          </table:table-cell>
        </table:table-row>
        <table:table-row table:style-name="Table1.1">
          <table:table-cell table:style-name="Table1.A1" office:value-type="string">
            <text:p text:style-name="Standard">2016/10/07</text:p>
          </table:table-cell>
          <table:table-cell table:style-name="Table1.A1" office:value-type="string">
            <text:p text:style-name="Standard">Hurricane Matthew</text:p>
          </table:table-cell>
          <table:table-cell table:style-name="Table1.C1" office:value-type="string">
            <text:p text:style-name="Standard">I also compiled a table of events so far, and it looks like Jun 15 and Jun 24 not recorded. But Robert had sent data for these, so will look. Photos of the aftermath were posted on Flickr on Oct 9</text:p>
          </table:table-cell>
        </table:table-row>
        <table:table-row table:style-name="Table1.1">
          <table:table-cell table:style-name="Table1.A1" office:value-type="string">
            <text:p text:style-name="Standard">2016/10/10</text:p>
          </table:table-cell>
          <table:table-cell table:style-name="Table1.A1" office:value-type="string">
            <text:p text:style-name="Standard">Wind data</text:p>
          </table:table-cell>
          <table:table-cell table:style-name="Table1.C1" office:value-type="string">
            <text:p text:style-name="Standard">Discussion with Lisa Huddlestone through Nov 7</text:p>
          </table:table-cell>
        </table:table-row>
        <table:table-row table:style-name="Table1.1">
          <table:table-cell table:style-name="Table1.A1" office:value-type="string">
            <text:p text:style-name="Standard">2016/10/12</text:p>
          </table:table-cell>
          <table:table-cell table:style-name="Table1.A1" office:value-type="string">
            <text:p text:style-name="Standard"/>
          </table:table-cell>
          <table:table-cell table:style-name="Table1.C1" office:value-type="string">
            <text:p text:style-name="Standard">Note that we finally can spend Space Grant money. But not SpaceX money yet. </text:p>
          </table:table-cell>
        </table:table-row>
        <table:table-row table:style-name="Table1.1">
          <table:table-cell table:style-name="Table1.A1" office:value-type="string">
            <text:p text:style-name="Standard">2016/10/17</text:p>
          </table:table-cell>
          <table:table-cell table:style-name="Table1.A1" office:value-type="string">
            <text:p text:style-name="Standard"/>
          </table:table-cell>
          <table:table-cell table:style-name="Table1.C1" office:value-type="string">
            <text:p text:style-name="Standard">Robert sent googleearth coordinates. Also mentioned getting office space at KSC via Ray Lugo</text:p>
          </table:table-cell>
        </table:table-row>
        <table:table-row table:style-name="Table1.1">
          <table:table-cell table:style-name="Table1.A1" office:value-type="string">
            <text:p text:style-name="Standard">2016/10/19</text:p>
          </table:table-cell>
          <table:table-cell table:style-name="Table1.A1" office:value-type="string">
            <text:p text:style-name="Standard"/>
          </table:table-cell>
          <table:table-cell table:style-name="Table1.C1" office:value-type="string">
            <text:p text:style-name="Standard">Lightning protection info from Nanometrics</text:p>
          </table:table-cell>
        </table:table-row>
        <table:table-row table:style-name="Table1.1">
          <table:table-cell table:style-name="Table1.A1" office:value-type="string">
            <text:p text:style-name="Standard">2016/10/24</text:p>
          </table:table-cell>
          <table:table-cell table:style-name="Table1.A1" office:value-type="string">
            <text:p text:style-name="Standard"/>
          </table:table-cell>
          <table:table-cell table:style-name="Table1.C1" office:value-type="string">
            <text:p text:style-name="Standard">Discussion about building cables. Robert is only buying parts for a proof of concept. Then USF buy parts and build. Hoping to build 5 cables by Nov 16 for a huddle test (and 3 years later, still no cable!)</text:p>
          </table:table-cell>
        </table:table-row>
        <table:table-row table:style-name="Table1.1">
          <table:table-cell table:style-name="Table1.A1" office:value-type="string">
            <text:p text:style-name="Standard">2016/11/1</text:p>
          </table:table-cell>
          <table:table-cell table:style-name="Table1.A1" office:value-type="string">
            <text:p text:style-name="Standard"/>
          </table:table-cell>
          <table:table-cell table:style-name="Table1.C1" office:value-type="string">
            <text:p text:style-name="Standard">Quote from mouser. Robert hopes to have a test cable built by 4 Nov. And getting Laura badged up for a GPS survey</text:p>
          </table:table-cell>
        </table:table-row>
        <table:table-row table:style-name="Table1.1">
          <table:table-cell table:style-name="Table1.A1" office:value-type="string">
            <text:p text:style-name="Standard">2016/11/2</text:p>
          </table:table-cell>
          <table:table-cell table:style-name="Table1.A1" office:value-type="string">
            <text:p text:style-name="Standard">Field: <text:span text:style-name="T33">GPS survey</text:span></text:p>
          </table:table-cell>
          <table:table-cell table:style-name="Table1.C1" office:value-type="string">
            <text:p text:style-name="Standard">GPS survey with Laura. And Robert mentioned that AFTAC gave permission to install our system and share data</text:p>
          </table:table-cell>
        </table:table-row>
        <table:table-row table:style-name="Table1.1">
          <table:table-cell table:style-name="Table1.A1" office:value-type="string">
            <text:p text:style-name="Standard">2016/11/3</text:p>
          </table:table-cell>
          <table:table-cell table:style-name="Table1.A1" office:value-type="string">
            <text:p text:style-name="Standard"/>
          </table:table-cell>
          <table:table-cell table:style-name="Table1.C1" office:value-type="string">
            <text:p text:style-name="Standard">Map shows original and later infrasound locations</text:p>
          </table:table-cell>
        </table:table-row>
        <table:table-row table:style-name="Table1.1">
          <table:table-cell table:style-name="Table1.A1" office:value-type="string">
            <text:p text:style-name="Standard">2016/11/8</text:p>
          </table:table-cell>
          <table:table-cell table:style-name="Table1.A1" office:value-type="string">
            <text:p text:style-name="Standard"/>
          </table:table-cell>
          <table:table-cell table:style-name="Table1.C1" office:value-type="string">
            <text:p text:style-name="Standard">Discussions about infrasound cable design with nanometrics and Jeff Johnson</text:p>
          </table:table-cell>
        </table:table-row>
        <table:table-row table:style-name="Table1.1">
          <table:table-cell table:style-name="Table1.A1" office:value-type="string">
            <text:p text:style-name="Standard">2016/11/19</text:p>
          </table:table-cell>
          <table:table-cell table:style-name="Table1.A1" office:value-type="string">
            <text:p text:style-name="Standard"/>
          </table:table-cell>
          <table:table-cell table:style-name="Table1.C1" office:value-type="string">
            <text:p text:style-name="Standard">Robert sent info about infiltec. And we sent our SpaceX report to Robert. Robert mentioned he has weather stations and will put one near Beach House.</text:p>
          </table:table-cell>
        </table:table-row>
        <table:table-row table:style-name="Table1.1">
          <table:table-cell table:style-name="Table1.A1" office:value-type="string">
            <text:p text:style-name="Standard">2016/11/22</text:p>
          </table:table-cell>
          <table:table-cell table:style-name="Table1.A1" office:value-type="string">
            <text:p text:style-name="Standard"/>
          </table:table-cell>
          <table:table-cell table:style-name="Table1.C1" office:value-type="string">
            <text:p text:style-name="Standard">I met Robert at Music department</text:p>
          </table:table-cell>
        </table:table-row>
        <table:table-row table:style-name="Table1.1">
          <table:table-cell table:style-name="Table1.A1" office:value-type="string">
            <text:p text:style-name="Standard">2017/1/19</text:p>
          </table:table-cell>
          <table:table-cell table:style-name="Table1.A1" office:value-type="string">
            <text:p text:style-name="Standard">field</text:p>
          </table:table-cell>
          <table:table-cell table:style-name="Table1.C1" office:value-type="string">
            <text:p text:style-name="Standard">Alex, Chris, Josh and I.</text:p>
          </table:table-cell>
        </table:table-row>
        <table:table-row table:style-name="Table1.1">
          <table:table-cell table:style-name="Table1.A1" office:value-type="string">
            <text:p text:style-name="Standard">2017/2/7</text:p>
          </table:table-cell>
          <table:table-cell table:style-name="Table1.A1" office:value-type="string">
            <text:p text:style-name="Standard"/>
          </table:table-cell>
          <table:table-cell table:style-name="Table1.C1" office:value-type="string">
            <text:p text:style-name="Standard">I shared a project plan by email. Approval for instrument inside Beach House</text:p>
          </table:table-cell>
        </table:table-row>
        <table:table-row table:style-name="Table1.1">
          <table:table-cell table:style-name="Table1.A1" office:value-type="string">
            <text:p text:style-name="Standard">2017/2/13</text:p>
          </table:table-cell>
          <table:table-cell table:style-name="Table1.A1" office:value-type="string">
            <text:p text:style-name="Standard"/>
          </table:table-cell>
          <table:table-cell table:style-name="Table1.C1" office:value-type="string">
            <text:p text:style-name="Standard">Alex and Chris for launch. Think we visited BCHH to reinstall, and added original Rshake inside the Beach House. And saw John Glenn’s boogieboard? Might have installed DVEL too.</text:p>
          </table:table-cell>
        </table:table-row>
        <table:table-row table:style-name="Table1.1">
          <table:table-cell table:style-name="Table1.A1" office:value-type="string">
            <text:p text:style-name="Standard">2017/2/16-17</text:p>
          </table:table-cell>
          <table:table-cell table:style-name="Table1.A1" office:value-type="string">
            <text:p text:style-name="Standard"/>
          </table:table-cell>
          <table:table-cell table:style-name="Table1.C1" office:value-type="string">
            <text:p text:style-name="Standard">Discussions to install LMA at The Claw</text:p>
          </table:table-cell>
        </table:table-row>
        <table:table-row table:style-name="Table1.1">
          <table:table-cell table:style-name="Table1.A1" office:value-type="string">
            <text:p text:style-name="P14">2017/3/10</text:p>
          </table:table-cell>
          <table:table-cell table:style-name="Table1.A1" office:value-type="string">
            <text:p text:style-name="P14">Lawnmower</text:p>
          </table:table-cell>
          <table:table-cell table:style-name="Table1.C1" office:value-type="string">
            <text:p text:style-name="P14">DVEL destroyed</text:p>
          </table:table-cell>
        </table:table-row>
        <table:table-row table:style-name="Table1.1">
          <table:table-cell table:style-name="Table1.A1" office:value-type="string">
            <text:p text:style-name="Standard">2017/3/19</text:p>
          </table:table-cell>
          <table:table-cell table:style-name="Table1.A1" office:value-type="string">
            <text:p text:style-name="Standard"/>
          </table:table-cell>
          <table:table-cell table:style-name="Table1.C1" office:value-type="string">
            <text:p text:style-name="Standard">Discussions about funding for Alex, Chris, Cassandra</text:p>
          </table:table-cell>
        </table:table-row>
        <table:table-row table:style-name="Table1.1">
          <table:table-cell table:style-name="Table1.A1" office:value-type="string">
            <text:p text:style-name="Standard">2017/4/18</text:p>
          </table:table-cell>
          <table:table-cell table:style-name="Table1.A1" office:value-type="string">
            <text:p text:style-name="Standard"/>
          </table:table-cell>
          <table:table-cell table:style-name="Table1.C1" office:value-type="string">
            <text:p text:style-name="Standard">Alex, Chris and I. Testing the DataQ</text:p>
          </table:table-cell>
        </table:table-row>
        <table:table-row table:style-name="Table1.1">
          <table:table-cell table:style-name="Table1.A1" office:value-type="string">
            <text:p text:style-name="Standard">2017/8/1</text:p>
          </table:table-cell>
          <table:table-cell table:style-name="Table1.A1" office:value-type="string">
            <text:p text:style-name="Standard"/>
          </table:table-cell>
          <table:table-cell table:style-name="Table1.C1" office:value-type="string">
            <text:p text:style-name="Standard">AGU abstract submitted</text:p>
          </table:table-cell>
        </table:table-row>
        <table:table-row table:style-name="Table1.1">
          <table:table-cell table:style-name="Table1.A1" office:value-type="string">
            <text:p text:style-name="Standard">Feb-Apr 2017</text:p>
          </table:table-cell>
          <table:table-cell table:style-name="Table1.A1" office:value-type="string">
            <text:p text:style-name="Standard"/>
          </table:table-cell>
          <table:table-cell table:style-name="Table1.C1" office:value-type="string">
            <text:p text:style-name="Standard">I think we tried to re-establish the Beach house site but in a different place, so let’s call it BCHHB. Might have been when we put the Raspberry Shake inside and saw the surf board. We also tried to establish <text:soft-page-break/>DVEL, and also did huddle test at TANK and the 8-channel USB DAS.</text:p>
          </table:table-cell>
        </table:table-row>
        <table:table-row table:style-name="Table1.1">
          <table:table-cell table:style-name="Table1.A1" office:value-type="string">
            <text:p text:style-name="Standard">2017/6/15</text:p>
          </table:table-cell>
          <table:table-cell table:style-name="Table1.A1" office:value-type="string">
            <text:p text:style-name="Standard"/>
          </table:table-cell>
          <table:table-cell table:style-name="Table1.C1" office:value-type="string">
            <text:p text:style-name="Standard"/>
          </table:table-cell>
        </table:table-row>
        <table:table-row table:style-name="Table1.1">
          <table:table-cell table:style-name="Table1.A1" office:value-type="string">
            <text:p text:style-name="Standard">June 2017</text:p>
          </table:table-cell>
          <table:table-cell table:style-name="Table1.A1" office:value-type="string">
            <text:p text:style-name="Standard"/>
          </table:table-cell>
          <table:table-cell table:style-name="Table1.C1" office:value-type="string">
            <text:p text:style-name="Standard">Steve, Robert and I established permanent site at Beach House.</text:p>
          </table:table-cell>
        </table:table-row>
        <table:table-row table:style-name="Table1.1">
          <table:table-cell table:style-name="Table1.A1" office:value-type="string">
            <text:p text:style-name="Standard">Aug 2017</text:p>
          </table:table-cell>
          <table:table-cell table:style-name="Table1.A1" office:value-type="string">
            <text:p text:style-name="Standard"/>
          </table:table-cell>
          <table:table-cell table:style-name="Table1.C1" office:value-type="string">
            <text:p text:style-name="Standard">I fully re-established permanent site right before SONICBat2017. I called these stations SON1 and SON2. Apparently forgot to remove old Trillium from BCHHB.</text:p>
          </table:table-cell>
        </table:table-row>
        <table:table-row table:style-name="Table1.1">
          <table:table-cell table:style-name="Table1.A54" office:value-type="string">
            <text:p text:style-name="P28">20170822 - 20170831</text:p>
          </table:table-cell>
          <table:table-cell table:style-name="Table1.A54" office:value-type="string">
            <text:p text:style-name="P28">SonicBAT2017</text:p>
          </table:table-cell>
          <table:table-cell table:style-name="Table1.C54" office:value-type="string">
            <text:p text:style-name="Standard"/>
          </table:table-cell>
        </table:table-row>
        <table:table-row table:style-name="Table1.1">
          <table:table-cell table:style-name="Table1.A54" office:value-type="string">
            <text:p text:style-name="P28">20170911</text:p>
          </table:table-cell>
          <table:table-cell table:style-name="Table1.A54" office:value-type="string">
            <text:p text:style-name="P28">Hurricane Irma</text:p>
          </table:table-cell>
          <table:table-cell table:style-name="Table1.C54" office:value-type="string">
            <text:p text:style-name="Standard"/>
          </table:table-cell>
        </table:table-row>
        <table:table-row table:style-name="Table1.1">
          <table:table-cell table:style-name="Table1.A1" office:value-type="string">
            <text:p text:style-name="Standard">2017/9/18</text:p>
          </table:table-cell>
          <table:table-cell table:style-name="Table1.A1" office:value-type="string">
            <text:p text:style-name="P28">Planning</text:p>
          </table:table-cell>
          <table:table-cell table:style-name="Table1.C1" office:value-type="string">
            <text:p text:style-name="Standard">First discussion about shooting seismic lines at KSC. </text:p>
          </table:table-cell>
        </table:table-row>
        <table:table-row table:style-name="Table1.1">
          <table:table-cell table:style-name="Table1.A54" office:value-type="string">
            <text:p text:style-name="P28">2017/09/22</text:p>
          </table:table-cell>
          <table:table-cell table:style-name="Table1.A54" office:value-type="string">
            <text:p text:style-name="P28">Seismic survey</text:p>
          </table:table-cell>
          <table:table-cell table:style-name="Table1.C54" office:value-type="string">
            <text:p text:style-name="P28">me, Sarah, Charlie, Chris, Brad, Ossie, Rauno, Tonian and Nicole</text:p>
          </table:table-cell>
        </table:table-row>
        <table:table-row table:style-name="Table1.1">
          <table:table-cell table:style-name="Table1.A1" office:value-type="string">
            <text:p text:style-name="Standard">2017/10/13</text:p>
          </table:table-cell>
          <table:table-cell table:style-name="Table1.A1" office:value-type="string">
            <text:p text:style-name="Standard"/>
          </table:table-cell>
          <table:table-cell table:style-name="Table1.C1" office:value-type="string">
            <text:p text:style-name="Standard">Sarah questions for data interptetation</text:p>
          </table:table-cell>
        </table:table-row>
        <table:table-row table:style-name="Table1.1">
          <table:table-cell table:style-name="Table1.A1" office:value-type="string">
            <text:p text:style-name="Standard">2017/11/21</text:p>
          </table:table-cell>
          <table:table-cell table:style-name="Table1.A1" office:value-type="string">
            <text:p text:style-name="Standard"/>
          </table:table-cell>
          <table:table-cell table:style-name="Table1.C1" office:value-type="string">
            <text:p text:style-name="Standard">Tried again to get a response from AFTAC. Nothing</text:p>
          </table:table-cell>
        </table:table-row>
        <table:table-row table:style-name="Table1.1">
          <table:table-cell table:style-name="Table1.A1" office:value-type="string">
            <text:p text:style-name="Standard">2017/12/8</text:p>
          </table:table-cell>
          <table:table-cell table:style-name="Table1.A1" office:value-type="string">
            <text:p text:style-name="Standard"/>
          </table:table-cell>
          <table:table-cell table:style-name="Table1.C1" office:value-type="string">
            <text:p text:style-name="Standard">Planning to be over for a launch. Not sure if I made it as this was right before AGU</text:p>
          </table:table-cell>
        </table:table-row>
        <table:table-row table:style-name="Table1.1">
          <table:table-cell table:style-name="Table1.A1" office:value-type="string">
            <text:p text:style-name="Standard">2018/1/30</text:p>
          </table:table-cell>
          <table:table-cell table:style-name="Table1.A1" office:value-type="string">
            <text:p text:style-name="Standard"/>
          </table:table-cell>
          <table:table-cell table:style-name="Table1.C1" office:value-type="string">
            <text:p text:style-name="Standard">SSA abstract</text:p>
          </table:table-cell>
        </table:table-row>
        <table:table-row table:style-name="Table1.1">
          <table:table-cell table:style-name="Table1.A1" office:value-type="string">
            <text:p text:style-name="Standard">2018/5/11</text:p>
          </table:table-cell>
          <table:table-cell table:style-name="Table1.A1" office:value-type="string">
            <text:p text:style-name="Standard"/>
          </table:table-cell>
          <table:table-cell table:style-name="Table1.C1" office:value-type="string">
            <text:p text:style-name="Standard">More discussions about telemetry, permanent site at DVEL, and checking in on Sarah’s outstanding questions</text:p>
          </table:table-cell>
        </table:table-row>
        <table:table-row table:style-name="Table1.1">
          <table:table-cell table:style-name="Table1.A1" office:value-type="string">
            <text:p text:style-name="Standard">2018/5/12</text:p>
          </table:table-cell>
          <table:table-cell table:style-name="Table1.A1" office:value-type="string">
            <text:p text:style-name="Standard"/>
          </table:table-cell>
          <table:table-cell table:style-name="Table1.C1" office:value-type="string">
            <text:p text:style-name="Standard">Asked Robert to check downrange trajectory estimates, but no reply</text:p>
          </table:table-cell>
        </table:table-row>
        <table:table-row table:style-name="Table1.1">
          <table:table-cell table:style-name="Table1.A1" office:value-type="string">
            <text:p text:style-name="Standard">2018/6/4</text:p>
          </table:table-cell>
          <table:table-cell table:style-name="Table1.A1" office:value-type="string">
            <text:p text:style-name="Standard"/>
          </table:table-cell>
          <table:table-cell table:style-name="Table1.C1" office:value-type="string">
            <text:p text:style-name="Standard">Shared SSA poster. Robert wants to print it too</text:p>
          </table:table-cell>
        </table:table-row>
      </table:table>
      <text:p text:style-name="P1"/>
      <text:p text:style-name="P30"/>
      <text:p text:style-name="P33">BCHH1 and BCHH2 <text:span text:style-name="T34">c</text:span>onfiguration barely changed <text:span text:style-name="T34">since SonicBAT2017.</text:span></text:p>
      <text:p text:style-name="P33">BCHH1 - Trillium seismometer, 1 Chaparral &amp; 1 infraBSU with 40 V full-scale. <text:span text:style-name="T14">Centaur 383. HHZ/N/E, HD1*/2 (*Chaparral)</text:span></text:p>
      <text:p text:style-name="P33">BCHH2 - 3 array infraBSU, and 3 infraBSU under the enclosure. </text:p>
      <text:p text:style-name="P33">Total of 3 seismic and 8 infrasound components</text:p>
      <text:p text:style-name="P34">Experiment shows should be able to store 411 (390) days on 64 GB at 100 sps according to BCHH1 (BCHH2). Or 164 (156) days at 250 sps.</text:p>
      <text:p text:style-name="P33"/>
      <text:p text:style-name="P33"/>
      <text:p text:style-name="P30"/>
      <text:p text:style-name="P30"/>
      <text:p text:style-name="P30"/>
      <text:p text:style-name="Subtitle"><text:span text:style-name="T2">During </text:span><text:span text:style-name="T1">PASSCAL experiment: Key field notes</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5">Date</text:p>
          </table:table-cell>
          <table:table-cell table:style-name="Table2.A1" office:value-type="string">
            <text:p text:style-name="P45">Event</text:p>
          </table:table-cell>
          <table:table-cell table:style-name="Table2.C1" office:value-type="string">
            <text:p text:style-name="P45">Notes</text:p>
          </table:table-cell>
        </table:table-row>
        <table:table-row table:style-name="Table2.1">
          <table:table-cell table:style-name="Table2.A1" office:value-type="string">
            <text:p text:style-name="Standard"/>
          </table:table-cell>
          <table:table-cell table:style-name="Table2.A1" office:value-type="string">
            <text:p text:style-name="Standard"/>
          </table:table-cell>
          <table:table-cell table:style-name="Table2.C1" office:value-type="string">
            <text:p text:style-name="Standard"/>
          </table:table-cell>
        </table:table-row>
        <table:table-row table:style-name="Table2.1">
          <table:table-cell table:style-name="Table2.A1" office:value-type="string">
            <text:p text:style-name="Standard">20180810</text:p>
          </table:table-cell>
          <table:table-cell table:style-name="Table2.A1" office:value-type="string">
            <text:p text:style-name="Standard">Field. <text:span text:style-name="T29">Arrived </text:span><text:soft-page-break/><text:span text:style-name="T29">BHP1 5pm, left 6.15pm.</text:span></text:p>
          </table:table-cell>
          <table:table-cell table:style-name="Table2.C1" office:value-type="string">
            <text:p text:style-name="Standard">BHP1 installed, digitizer 92B7/<text:span text:style-name="T29">1007333</text:span>, <text:span text:style-name="T29">clock 1007910, </text:span>sensor 225-L/1008590, <text:span text:style-name="T4">oriented 20 E of true N</text:span>. Next to BCHH1 seismometer. <text:span text:style-name="T14">No </text:span><text:soft-page-break/><text:span text:style-name="T14">solar panel. 12” to top of sensor. 13.0 V. 31.9 C.</text:span></text:p>
          </table:table-cell>
        </table:table-row>
        <table:table-row table:style-name="Table2.1">
          <table:table-cell table:style-name="Table2.A4" office:value-type="string">
            <text:p text:style-name="Standard">2018/8/11</text:p>
          </table:table-cell>
          <table:table-cell table:style-name="Table2.A4" office:value-type="string">
            <text:p text:style-name="Standard"/>
          </table:table-cell>
          <table:table-cell table:style-name="Table2.C4" office:value-type="string">
            <text:p text:style-name="Standard">Updated Centaur in Robert’s lab, and downloaded 11 launches from SD cards. Discussion about need to publish</text:p>
          </table:table-cell>
        </table:table-row>
        <table:table-row table:style-name="Table2.1">
          <table:table-cell table:style-name="Table2.A1" office:value-type="string">
            <text:p text:style-name="Standard">20181016</text:p>
          </table:table-cell>
          <table:table-cell table:style-name="Table2.A1" office:value-type="string">
            <text:p text:style-name="Standard">Field</text:p>
          </table:table-cell>
          <table:table-cell table:style-name="Table2.C1" office:value-type="string">
            <text:p text:style-name="Standard">This was with USF SOAR. Stephanie Bauman, Ryan Carlomany, Javian and Bernadette. <text:span text:style-name="T13">I installed electronics for BHP2 &amp; BHP3/4, but </text:span><text:span text:style-name="T38">not buried</text:span><text:span text:style-name="T13">. </text:span>They helped deploy BHP5/6 <text:span text:style-name="T13">and </text:span>BHP7/8, <text:span text:style-name="T13">but </text:span><text:span text:style-name="T38">not oriented</text:span>. <text:span text:style-name="T38">BHP1 was dead</text:span><text:span text:style-name="T13"> – the big battery only lasted 13 days (20180810 – 20180823): removed to charge at home. Still no solar power.</text:span></text:p>
          </table:table-cell>
        </table:table-row>
        <table:table-row table:style-name="Table2.1">
          <table:table-cell table:style-name="Table2.A4" office:value-type="string">
            <text:p text:style-name="P3">20181017</text:p>
          </table:table-cell>
          <table:table-cell table:style-name="Table2.A4" office:value-type="string">
            <text:p text:style-name="Standard"/>
          </table:table-cell>
          <table:table-cell table:style-name="Table2.C4" office:value-type="string">
            <text:p text:style-name="P3">12:15 am first launch captured on linear array. <text:span text:style-name="T14">Buried BHP2, BHP3 and BHP4. No time to service BHP5, BHP6, BHP7 &amp; BHP8. Still no solar power, so turned off all stations except BHP2 which I switched from 200 sps to 50 sps.</text:span></text:p>
            <text:p text:style-name="P4">BCHH1 -3.6/4 V. Needs relevelling.</text:p>
            <text:p text:style-name="P4"/>
            <text:p text:style-name="P5">A relative <text:span text:style-name="T40">a</text:span>mplitude analysis of this event :</text:p>
            <text:p text:style-name="P5">BHP2: 1.00* (reference)</text:p>
            <text:p text:style-name="P5">BHP3: 1.24*; BHP4: 1.16*</text:p>
            <text:p text:style-name="P5">BHP5: 0.91; BHP6: 0.92</text:p>
            <text:p text:style-name="P5">BHP7: 0.88; BHP8: 0.87</text:p>
            <text:p text:style-name="P5">* not buried</text:p>
            <text:p text:style-name="P5">BHP1 was dead.</text:p>
            <text:p text:style-name="P5"/>
            <text:p text:style-name="P5">Left at Robert’s lab:</text:p>
            <text:p text:style-name="P5">Centaur 202 (“loaner”), Trillium 2392 (previously “lost”) + cable, infraBSUs 430, 453, 461</text:p>
            <text:p text:style-name="P5"/>
            <text:p text:style-name="P5"/>
          </table:table-cell>
        </table:table-row>
        <table:table-row table:style-name="Table2.1">
          <table:table-cell table:style-name="Table2.A4" office:value-type="string">
            <text:p text:style-name="P50">20181204</text:p>
          </table:table-cell>
          <table:table-cell table:style-name="Table2.A4" office:value-type="string">
            <text:p text:style-name="P50">Must have added batteries ahead of rocket launch <text:s/>on dec 5<text:span text:style-name="T3">th</text:span>.</text:p>
          </table:table-cell>
          <table:table-cell table:style-name="Table2.C4" office:value-type="string">
            <text:p text:style-name="P49">Must have visited again as BHP1, 3 and 4 were running on 20190203. <text:span text:style-name="T41">Have data for 2018338 from 91F8/BHP2, 92B7/BHP1, 9338/BHP4, 9D7C/BHP3, 9406/BHP5 and AB13/BHP6. </text:span><text:s/>BHP2 was the only station left running on 20181017.</text:p>
          </table:table-cell>
        </table:table-row>
        <table:table-row table:style-name="Table2.1">
          <table:table-cell table:style-name="Table2.A1" office:value-type="string">
            <text:p text:style-name="Standard">20190129</text:p>
          </table:table-cell>
          <table:table-cell table:style-name="Table2.A1" office:value-type="string">
            <text:p text:style-name="Standard">Shipping</text:p>
          </table:table-cell>
          <table:table-cell table:style-name="Table2.C1" office:value-type="string">
            <text:p text:style-name="Standard">PASSCAL sent new GPS clocks to be installed</text:p>
          </table:table-cell>
        </table:table-row>
        <table:table-row table:style-name="Table2.1">
          <table:table-cell table:style-name="Table2.A1" office:value-type="string">
            <text:p text:style-name="Standard">20190203</text:p>
          </table:table-cell>
          <table:table-cell table:style-name="Table2.A1" office:value-type="string">
            <text:p text:style-name="Standard">Field. <text:span text:style-name="T20">Left DaysInn at 0722, arrived Robert’s lab at 0747, departed 0815. Arrived BCHH1 at 0845.</text:span></text:p>
          </table:table-cell>
          <table:table-cell table:style-name="Table2.C1" office:value-type="string">
            <text:p text:style-name="Standard">* BCHH1 digitizer 383. <text:span text:style-name="T20">Downloaded</text:span>,<text:span text:style-name="T23"> </text:span><text:span text:style-name="T24">dug up &amp; r</text:span><text:span text:style-name="T23">elevel</text:span><text:span text:style-name="T24">led</text:span><text:span text:style-name="T23"> trillium and bur</text:span><text:span text:style-name="T24">ied</text:span><text:span text:style-name="T23"> in plastic bag. Up</text:span><text:span text:style-name="T35">The Trillium was relevelled on 9</text:span><text:span text:style-name="T37">th</text:span><text:span text:style-name="T35"> </text:span><text:span text:style-name="T36">(or 3rd)</text:span><text:span text:style-name="T35"> Feb, 2019</text:span><text:span text:style-name="T23">dated firmware </text:span><text:span text:style-name="T24">to 4.3.19</text:span><text:span text:style-name="T23">. </text:span><text:span text:style-name="T24">13.7 V. 24” to top of sensor. 1.4 V/4.0 V level is okay. Trillium slightly north of previous location – marked.</text:span></text:p>
            <text:p text:style-name="Standard">* BCHH2 digitizer 384? <text:span text:style-name="T20">Downloaded</text:span>, replace<text:span text:style-name="T20">d</text:span> tote, updated firmware <text:span text:style-name="T20">to 4.3.19</text:span>. Sensor A: 292, 453*, 461* (*new today). Sensor B: Chaparral M25 071968, <text:span text:style-name="T20">302.</text:span></text:p>
            <text:p text:style-name="P21">* BHP1 digitizer 92B7, <text:span text:style-name="T25">225-L. </text:span><text:s/><text:span text:style-name="T20">Disks full. 12.9 V, 23.0 C. 10 satellites. </text:span>Service<text:span text:style-name="T20">d</text:span>, replace<text:span text:style-name="T20">d</text:span> clock, <text:span text:style-name="T20">dug up, </text:span><text:span text:style-name="T5">Was 20 E of true N </text:span>bag<text:span text:style-name="T20">ged</text:span> <text:span text:style-name="T20">&amp; reburied</text:span>, reorient<text:span text:style-name="T20">ed</text:span>, upgrade<text:span text:style-name="T20">d</text:span> with palette and rebar. <text:span text:style-name="T20">Has bluetop marine 55Ah D34M battery. Old clock 1007910, new 1016470. Regulator 1012281. 12” </text:span><text:soft-page-break/><text:span text:style-name="T20">to top of sensor.</text:span></text:p>
            <text:p text:style-name="P22">* BHP5 digitizer 9406 / <text:span text:style-name="T26">966-L</text:span>. <text:span text:style-name="T4">Station was dead </text:span><text:span text:style-name="T6">(11.3 V)</text:span><text:span text:style-name="T4">. Load disconnected in hope battery would recharge</text:span>. <text:span text:style-name="T4">Orientation </text:span><text:span text:style-name="T6">was </text:span><text:span text:style-name="T4">60 E of true N.</text:span> <text:span text:style-name="T26">R</text:span>eplace<text:span text:style-name="T26">d</text:span> clock <text:span text:style-name="T26">(was 2538/5005147, now ?)</text:span>, upgrade<text:span text:style-name="T26">d</text:span> with palette &amp; rebar. <text:span text:style-name="T26">Regulator 1010669. 20” to top of sensor.</text:span></text:p>
            <text:p text:style-name="P22">* BHP6 digitizer AB13. <text:span text:style-name="T4">Station is dead </text:span><text:span text:style-name="T6">(11.3 V)</text:span><text:span text:style-name="T4">. Was oriented 26 W of true N</text:span>. <text:span text:style-name="T26">24” to top of sensor. Clock was 1488/5000878. </text:span>Remove<text:span text:style-name="T26">d</text:span>. </text:p>
            <text:p text:style-name="Standard">* BHP7 digitizer 98E6. <text:span text:style-name="T4">Station was off </text:span><text:span text:style-name="T7">(DAS disconnected) </text:span><text:span text:style-name="T4">as no solar panel</text:span>. <text:span text:style-name="T27">12.3 V. </text:span>Replaced clock <text:span text:style-name="T27">1442 with 1015452</text:span>, upgraded with palette and rebar. <text:span text:style-name="T27">Regulator 1011767. </text:span><text:span text:style-name="T4">Still need to add solar panel and rebury in a plastic bag</text:span>.</text:p>
            <text:p text:style-name="Standard">* BHP8 digitizer 3267. <text:span text:style-name="T4">Station was off as no solar panel</text:span>. Removed. Was <text:span text:style-name="T4">10 W of true N. E side was high. </text:span><text:span text:style-name="T27">Regulator 1012240.</text:span></text:p>
            <text:p text:style-name="P23">* BHP4 digitizer 9338. <text:span text:style-name="T27">Disks full, 12.7 V, 19.9 C, 5 satellites</text:span>, replace<text:span text:style-name="T27">d</text:span> clock, <text:span text:style-name="T27">4181 with 1017043. </text:span>upgrade with palette &amp; rebar. <text:span text:style-name="T27">Regulator 1012681. </text:span>Orientation good. <text:span text:style-name="T21">Service incomplete due to mosquitoes and darkness</text:span>.</text:p>
            <text:p text:style-name="Standard">* BHP3 digitizer 9D7C. <text:span text:style-name="T27">Disks full. Clock 4155, regulator 1010681. </text:span><text:span text:style-name="T21">Removal incomplete due to mosquitoes and darkness</text:span>. Orient<text:span text:style-name="T20">ation</text:span> was good.</text:p>
            <text:p text:style-name="Standard">* BHP2 - <text:span text:style-name="T21">ran out of time to service.</text:span></text:p>
          </table:table-cell>
        </table:table-row>
        <table:table-row table:style-name="Table2.1">
          <table:table-cell table:style-name="Table2.A1" office:value-type="string">
            <text:p text:style-name="Standard">20190204</text:p>
          </table:table-cell>
          <table:table-cell table:style-name="Table2.A1" office:value-type="string">
            <text:p text:style-name="Standard">Field</text:p>
          </table:table-cell>
          <table:table-cell table:style-name="Table2.C1" office:value-type="string">
            <text:p text:style-name="Standard">* BHP2 digitizer 91F8. <text:span text:style-name="T28">Disks full. 13.8 V, 24 C, 10 satellites.</text:span> clock replaced <text:span text:style-name="T28">1844 with 1017266.</text:span></text:p>
            <text:p text:style-name="Standard">* BHP3 digitizer 9D7C. <text:span text:style-name="T28">Disks full. Orientation &amp; level good. Clock 4155, regulator 1010681. </text:span><text:span text:style-name="T21">Plan was to remove. Incomplete due to mosquitoes &amp; darkness.</text:span></text:p>
            <text:p text:style-name="Standard">* BHP4 digitizer 9338, <text:span text:style-name="T28">494-L.</text:span> <text:span text:style-name="T28">Disks &lt; 1%. 13.4 V, 20.9 C, 5 satellites. C</text:span>lock <text:span text:style-name="T28">1017043. P</text:span>alette and rebar added. <text:span text:style-name="T39">Oriented 45 W of true N, but this disagrees with notes yesterday.</text:span><text:span text:style-name="T28"> Level good. </text:span><text:span text:style-name="T21">Service incomplete due to mosquitoes &amp; darkness.</text:span></text:p>
          </table:table-cell>
        </table:table-row>
        <table:table-row table:style-name="Table2.1">
          <table:table-cell table:style-name="Table2.A1" office:value-type="string">
            <text:p text:style-name="Standard">20190213</text:p>
          </table:table-cell>
          <table:table-cell table:style-name="Table2.A1" office:value-type="string">
            <text:p text:style-name="Standard">Field. <text:span text:style-name="T19">Arrived 1318, 1514 &amp; 1628.</text:span></text:p>
          </table:table-cell>
          <table:table-cell table:style-name="Table2.C1" office:value-type="string">
            <text:p text:style-name="P20">* installed TANKP. Digitizer 9D7C. <text:span text:style-name="T19">Previously occupied Feb-Apr 2016, a(nd during Falcon Heavy launch?). GPS to sensor 5 feet at 180 degrees. 13.1 V. 9” hole. Rocket_Seis experiment. True N.</text:span></text:p>
            <text:p text:style-name="Standard"/>
            <text:p text:style-name="Standard">* installed FIREP. Digitizer AB13. <text:span text:style-name="T19">Previously occupied Feb-Apr 2016. Clock 1017053. GPS to sensor 5 feet at 210 degrees. 13.0 V. 12.4 C. 10.5” hole. Rocket_Seis experiment. True N.</text:span></text:p>
            <text:p text:style-name="Standard"/>
            <text:p text:style-name="Standard">* installed DVEL with infraBSU 412, 417, 436 (all 0.5"). <text:span text:style-name="T4">Battery only 11.3 V.</text:span> <text:span text:style-name="T19">Initially tried regulator 53838 but it did not work, so used 53816. Trillium 2410. Oriented True N. 16” hole. <text:s text:c="2"/>Previous DVEL installations were in 2017 – destroyed by lawnmower – and Feb 2018 for the first Falcon Heavy launch.</text:span></text:p>
          </table:table-cell>
        </table:table-row>
        <table:table-row table:style-name="Table2.1">
          <table:table-cell table:style-name="Table2.A1" office:value-type="string">
            <text:p text:style-name="Standard">20190315</text:p>
          </table:table-cell>
          <table:table-cell table:style-name="Table2.A1" office:value-type="string">
            <text:p text:style-name="P19">Field: <text:span text:style-name="T18">Delta IV launch with Karena Nyugen, Josh </text:span><text:soft-page-break/><text:span text:style-name="T18">Boling, Stephen Hill &amp; Brad Mack. 12Pm: badging station. Did not find Robert.</text:span></text:p>
          </table:table-cell>
          <table:table-cell table:style-name="Table2.C1" office:value-type="string">
            <text:p text:style-name="P13">Power cables added at BHP5 and BHP7. </text:p>
            <text:p text:style-name="P13">BCHH1: downloaded, SD card reinserted.</text:p>
            <text:p text:style-name="P13">BCHH2: SD card swapped. <text:span text:style-name="T4">infraBSU cables being eaten away inside plastic tote added in February</text:span>.</text:p>
            <text:p text:style-name="P13"><text:soft-page-break/>BHP5: power cable added. <text:span text:style-name="T4">battery only 10.5 V. Brad &amp; Steve took regulator apart.</text:span></text:p>
            <text:p text:style-name="P13">BHP7: power cable added</text:p>
            <text:p text:style-name="P13">No PASSCAL sites downloaded. <text:span text:style-name="T19">Need to revisit by 2019/04/04, assuming 30 days per CF card (60 days total).</text:span></text:p>
            <text:p text:style-name="Standard"/>
          </table:table-cell>
        </table:table-row>
        <table:table-row table:style-name="Table2.1">
          <table:table-cell table:style-name="Table2.A1" office:value-type="string">
            <text:p text:style-name="Standard">2019/3/29</text:p>
          </table:table-cell>
          <table:table-cell table:style-name="Table2.A1" office:value-type="string">
            <text:p text:style-name="P29">Interns</text:p>
          </table:table-cell>
          <table:table-cell table:style-name="Table2.C1" office:value-type="string">
            <text:p text:style-name="Standard">Attempt to set up internships for summer students began. Chose Ryan Carlomany and Amanda Prevatt. Jaime sat on it for 6 days, then another flurry of activity on 23-24 Apr, and a bit more till May 28. On July 8 Robert said possible for another semester. Full list in email of Apr 29</text:p>
          </table:table-cell>
        </table:table-row>
        <table:table-row table:style-name="Table2.1">
          <table:table-cell table:style-name="Table2.A1" office:value-type="string">
            <text:p text:style-name="Standard">2019/04/10</text:p>
          </table:table-cell>
          <table:table-cell table:style-name="Table2.A1" office:value-type="string">
            <text:p text:style-name="Standard">Field <text:span text:style-name="T16">with Mitch, Charlie, Michelle. Left condo at 0645 with Charlie (he got in last time, first visit in 6 months). 0915-0945 badging station. <text:s/>Beach House 1013 – 1210. Finished TANK at 1524.</text:span></text:p>
          </table:table-cell>
          <table:table-cell table:style-name="Table2.C1" office:value-type="string">
            <text:p text:style-name="Standard">Charlie Breithaupt, Michelle Saunders, Mitch Hastings. Mitch took GPS readings for all sensor locations. Note that I need to take back a battery for BHP5. BHP7 digitizer 98E6 would not boot</text:p>
            <text:p text:style-name="Standard"/>
            <text:p text:style-name="P8">BHP4/9338: disks full, 13.5 V, 9 satellites</text:p>
            <text:p text:style-name="P8">BHP2: disks full, 13.2 V, 10 satellites</text:p>
            <text:p text:style-name="P8">BHP1/92B7: disks 85% &amp; 100%. 13.1 V, 9 satellites.</text:p>
            <text:p text:style-name="P10">BHP5: Dead battery, <text:span text:style-name="T16">just 5-6 V.</text:span> Bad regulator? Swapped 1011240 with <text:span text:style-name="T16">new</text:span> 1010669. <text:span text:style-name="T16">Did not have spare battery. Hope it recharges (in field, I think).</text:span></text:p>
            <text:p text:style-name="P10">BHP7: DAS not connected. Off. <text:span text:style-name="T16">I suspect battery was weak last time &amp; I left it unloaded to recharge. </text:span>When reconnected, DAS would not complete bootup <text:span text:style-name="T16">past “Disk in use, do not disturb”</text:span>. Replaced DAS 98E6 with 9BC5. 13.6 V, </text:p>
            <text:p text:style-name="P8">DVEL (Centaur): <text:s/><text:span text:style-name="T16">Dead lead acid battery - <text:s/>possible arcing at regulator due to fat wires. </text:span>Swapped battery <text:span text:style-name="T16">(Home to attempt recharge) </text:span>with LiFePO4 (and changed regulator). 13.5 V.</text:p>
            <text:p text:style-name="P8">FIRE/ AB13: (working)</text:p>
            <text:p text:style-name="P8">TANK/9D7C: 11 satellites.</text:p>
            <text:p text:style-name="P12">Did not download BCHH1/2, just checked lights on.</text:p>
            <text:p text:style-name="P8"/>
          </table:table-cell>
        </table:table-row>
        <table:table-row table:style-name="Table2.1">
          <table:table-cell table:style-name="Table2.A1" office:value-type="string">
            <text:p text:style-name="P14">2019/04/29-30</text:p>
          </table:table-cell>
          <table:table-cell table:style-name="Table2.A1" office:value-type="string">
            <text:p text:style-name="P14">Field Cancelled</text:p>
          </table:table-cell>
          <table:table-cell table:style-name="Table2.C1" office:value-type="string">
            <text:p text:style-name="P14">Steve McNutt, Alex Farrell, Jennifer Sabo, Kathryn Dorn. Bring battery for BHP5. Deploy 3 infraBSU from tote into array of pre-drilled plastic buckets, download data, and huddle test Raspberry Shake instruments.</text:p>
          </table:table-cell>
        </table:table-row>
        <table:table-row table:style-name="Table2.1">
          <table:table-cell table:style-name="Table2.A1" office:value-type="string">
            <text:p text:style-name="Standard">20190701</text:p>
          </table:table-cell>
          <table:table-cell table:style-name="Table2.A1" office:value-type="string">
            <text:p text:style-name="Standard">Field</text:p>
          </table:table-cell>
          <table:table-cell table:style-name="Table2.C1" office:value-type="string">
            <text:p text:style-name="Standard">Downloaded all stations apart from BHP2, BHP4. Combined BHP7 with BHP5. GPS and seismic cables were chewed through at BHP7. Power had failed at BHP5. So # digitizer from BHP7 is now at BHP5 (and regulator, solar cable, battery).</text:p>
            <text:p text:style-name="Standard">At DVEL, one infrasound cable had been cut by lawnmower.</text:p>
          </table:table-cell>
        </table:table-row>
        <table:table-row table:style-name="Table2.1">
          <table:table-cell table:style-name="Table2.A1" office:value-type="string">
            <text:p text:style-name="Standard">20190716</text:p>
          </table:table-cell>
          <table:table-cell table:style-name="Table2.A1" office:value-type="string">
            <text:p text:style-name="Standard">Field <text:span text:style-name="T17">with Jen. 1415-1720. (Stayed 1 or 2 more days).</text:span></text:p>
          </table:table-cell>
          <table:table-cell table:style-name="Table2.C1" office:value-type="string">
            <text:p text:style-name="Standard">Visited TANKP, BHP2, BHP4, BHP1, BHP5, BCHH1 &amp; 2, FIREP</text:p>
            <text:p text:style-name="Standard">Data downloaded. Power good at all sites. Boxes were hot (up to 52.8 C) <text:s/>- need painting white.</text:p>
            <text:p text:style-name="P13">TANKP/9D7C: Disks 0/50%. 13.5 V. 52.8 C.</text:p>
            <text:p text:style-name="P13">BHP2/91F8: Disks full. 13.5 V. 49.5 C.</text:p>
            <text:p text:style-name="P13"><text:soft-page-break/>BHP4/9338: Disks full. 13.4 V, 41.9 C.</text:p>
            <text:p text:style-name="P13">BHP1/92B7: Disks 0/50%. 13.4 V, 48.4 C.</text:p>
            <text:p text:style-name="P13">BHP5/9406: Disks 50/0%. 13.5 V, 50.1 C.</text:p>
            <text:p text:style-name="P15">FIREP/AB13: Disks 50/0%, 13.2 V, 50.2 C. GPS clock broken.</text:p>
          </table:table-cell>
        </table:table-row>
        <table:table-row table:style-name="Table2.1">
          <table:table-cell table:style-name="Table2.A4" office:value-type="string">
            <text:p text:style-name="Standard">2019/8/8</text:p>
          </table:table-cell>
          <table:table-cell table:style-name="Table2.A4" office:value-type="string">
            <text:p text:style-name="Standard"/>
          </table:table-cell>
          <table:table-cell table:style-name="Table2.C4" office:value-type="string">
            <text:p text:style-name="Standard">Met with Robert, Chuck, John, Mel, Rocco and Hamid and Mitch about gravity UAV. Report sent Aug 14.</text:p>
          </table:table-cell>
        </table:table-row>
        <table:table-row table:style-name="Table2.1">
          <table:table-cell table:style-name="Table2.A1" office:value-type="string">
            <text:p text:style-name="Standard">2019091<text:span text:style-name="T31">2</text:span></text:p>
          </table:table-cell>
          <table:table-cell table:style-name="Table2.A1" office:value-type="string">
            <text:p text:style-name="Standard">Field <text:span text:style-name="T31">with Kathryn, Daniel, Amanda Prevatt and Cesil Alex</text:span></text:p>
          </table:table-cell>
          <table:table-cell table:style-name="Table2.C1" office:value-type="string">
            <text:p text:style-name="P26">Reinstalled TANKP, FIREP, DVEL, BHP1, BHP2, BHP5 and BHP4. I think Robert had pulled equipment in as Category 5 hurricane Dorian hit around Sep 3 or 4.</text:p>
            <text:p text:style-name="P27"/>
            <text:p text:style-name="P18">TANKP – still off. Battery too weak.</text:p>
            <text:p text:style-name="P27">BCHH1/2 disks swapped &amp; data downloaded.</text:p>
            <text:p text:style-name="P27">DVEL disk not swapped – disk big enough.</text:p>
            <text:p text:style-name="P27">Now downloading all PASSCAL CF cards (probably at Robert’s lab).</text:p>
          </table:table-cell>
        </table:table-row>
        <table:table-row table:style-name="Table2.1">
          <table:table-cell table:style-name="Table2.A4" office:value-type="string">
            <text:p text:style-name="P24">20200131</text:p>
          </table:table-cell>
          <table:table-cell table:style-name="Table2.A4" office:value-type="string">
            <text:p text:style-name="P24">Field. 1200 arrival at BCHH. </text:p>
          </table:table-cell>
          <table:table-cell table:style-name="Table2.C4" office:value-type="string">
            <text:p text:style-name="P24">BCHH. <text:span text:style-name="T4">Solar panel was disconnected! Battery dead (2.4 V).</text:span> Mouse and ant nests inside enclosure (and a lizard). <text:span text:style-name="T4">Station died 2019266 / 2019/09/23. Bucket containing Chaparral has broken lid.</text:span> Reconnected panel. Moved Chaparral to new tote. S<text:span text:style-name="T21">tole blue marine battery from BHP1.</text:span></text:p>
            <text:p text:style-name="P24"/>
            <text:p text:style-name="P24">BHP1/92B7. Alive. 12.9 V. <text:span text:style-name="T21">Removed blue marine battery to restore BCHH</text:span>. (finally removed electonics on 2020/09/18). <text:span text:style-name="T31">So </text:span><text:span text:style-name="T8">left station dead.</text:span></text:p>
            <text:p text:style-name="P24"/>
            <text:p text:style-name="P24">BHP5/9406. Regulator 1011767. 13.5 V. Had to reboot (at 1429 local) to get disk 1 to load after swapping. </text:p>
            <text:p text:style-name="P24"/>
            <text:p text:style-name="P24">BHP4/9338 restarted at 1452 local.</text:p>
            <text:p text:style-name="P24"/>
            <text:p text:style-name="P24">BHP2 restarted at 1505 local.</text:p>
            <text:p text:style-name="P24"/>
            <text:p text:style-name="P24">(local is 5 hours behind UTC).</text:p>
          </table:table-cell>
        </table:table-row>
        <table:table-row table:style-name="Table2.1">
          <table:table-cell table:style-name="Table2.A1" office:value-type="string">
            <text:p text:style-name="P8">20200527</text:p>
          </table:table-cell>
          <table:table-cell table:style-name="Table2.A1" office:value-type="string">
            <text:p text:style-name="P9">Left house 0630, through downtown due to accidents. Robert’s lab at 0915-0930. Saw Trump/Pence motorcade at CCAFS. Steve showed up, he just got 5 year badge. <text:span text:style-name="T30">I think </text:span><text:soft-page-break/><text:span text:style-name="T30">I met him at diner.</text:span></text:p>
          </table:table-cell>
          <table:table-cell table:style-name="Table2.C1" office:value-type="string">
            <text:p text:style-name="P8">BCHH2: 789 infrasound had fallen. <text:span text:style-name="T21">NEMA box would not open – hacksawed a bolt.</text:span> </text:p>
            <text:p text:style-name="P17">BHP1 – no <text:s/>battery, cannibalized for BCHH in Feb2020.</text:p>
            <text:p text:style-name="P8">BHP5 – disks swapped</text:p>
            <text:p text:style-name="P8">BHP4 – disks swapped but <text:span text:style-name="T21">it was running Bench rather than RocketSeis. How?</text:span></text:p>
            <text:p text:style-name="P25">Could not reach BHP2 – thunderstorm.</text:p>
            <text:p text:style-name="P8"/>
            <text:p text:style-name="P8">Still need to visit FIRE &amp; TANK (service) and DVEL (remove dead station).</text:p>
            <text:p text:style-name="P8"/>
          </table:table-cell>
        </table:table-row>
        <table:table-row table:style-name="Table2.1">
          <table:table-cell table:style-name="Table2.A4" office:value-type="string">
            <text:p text:style-name="P6">20200917</text:p>
          </table:table-cell>
          <table:table-cell table:style-name="Table2.A4" office:value-type="string">
            <text:p text:style-name="Standard"/>
          </table:table-cell>
          <table:table-cell table:style-name="Table2.C4" office:value-type="string">
            <text:p text:style-name="P6">TANK: 9D7C. <text:span text:style-name="T4">Acquisition was OFF</text:span>. On now. <text:span text:style-name="T4">No data on disks</text:span>. 13 V, 8 satellites.</text:p>
            <text:p text:style-name="P6">FIRE: AB13. Disks full. 12.9 V. 5 satellites. </text:p>
            <text:p text:style-name="P6"/>
            <text:p text:style-name="P6"/>
          </table:table-cell>
        </table:table-row>
        <table:table-row table:style-name="Table2.1">
          <table:table-cell table:style-name="Table2.A1" office:value-type="string">
            <text:p text:style-name="P6">20200918</text:p>
          </table:table-cell>
          <table:table-cell table:style-name="Table2.A1" office:value-type="string">
            <text:p text:style-name="Standard"/>
          </table:table-cell>
          <table:table-cell table:style-name="Table2.C1" office:value-type="string">
            <text:p text:style-name="P6">BCHH1/2: <text:span text:style-name="T4">Dead battery. Removed everything from enclosure.</text:span></text:p>
            <text:p text:style-name="P6">BHP2: 91f8: Disks full. 13.1 V, 8 satellites. <text:span text:style-name="T21">Screwtop for CF cards broken.</text:span></text:p>
            <text:p text:style-name="P6">BHP5: 9406: Disks full. 13.1 V. 10 satellites. <text:span text:style-name="T21">Wifi did not work, serial cable did.</text:span></text:p>
            <text:p text:style-name="P16">BHP1: battery was removed months ago for BCHH. Today, removed all equipment apart from L22.</text:p>
            <text:p text:style-name="P6">BHP4: 9338: only 1 disk 35% full, other empty. 13.4 V. 10 satellites. Took disk with data, reformatted other and moved to disk 1.</text:p>
          </table:table-cell>
        </table:table-row>
        <table:table-row table:style-name="Table2.1">
          <table:table-cell table:style-name="Table2.A1" office:value-type="string">
            <text:p text:style-name="P6">20201210</text:p>
          </table:table-cell>
          <table:table-cell table:style-name="Table2.A1" office:value-type="string">
            <text:p text:style-name="Standard"/>
          </table:table-cell>
          <table:table-cell table:style-name="Table2.C1" office:value-type="string">
            <text:p text:style-name="P6">BCHH1/2: neither recorded any data to SD card. </text:p>
            <text:p text:style-name="P6"><text:span text:style-name="T4">BCHH1 had dead clock and media not formatted. </text:span>Internal disk has data. <text:span text:style-name="T9">No GPS signal.</text:span><text:span text:style-name="T17"> </text:span>Rebooted. Intermittent?</text:p>
            <text:p text:style-name="P16">BCHH2 internal disk not recognized. Removed back to Tampa.</text:p>
            <text:p text:style-name="P6"><text:span text:style-name="T31">BHP4/</text:span>9338: <text:span text:style-name="T22">disk 1 only 33%. disk 2 not present</text:span><text:span text:style-name="T15">. 13.2 V. 9 satellites.</text:span></text:p>
            <text:p text:style-name="P7"><text:span text:style-name="T31">BHP2/</text:span>91f8: disks full. 13.1 V. 9 satellites. </text:p>
            <text:p text:style-name="P7"><text:span text:style-name="T32">BHP5/</text:span>9406: <text:span text:style-name="T21">water inside – how? Ants too</text:span>. Running, but <text:span text:style-name="T21">cannot connect by wifi or serial cable</text:span>. 12.9 V. Turned it off. <text:s/>On DAS restart, regulator clicking fast red. Green when load removed. <text:span text:style-name="T8">Left DAS off</text:span><text:span text:style-name="T31">. </text:span>Insufficient power? Remove?</text:p>
            <text:p text:style-name="P7">FIRE: AB13: disks full. 13 V.</text:p>
            <text:p text:style-name="P7">TANK: <text:span text:style-name="T4">station dead. overgrown with creepers</text:span> – only 12.0 V. removed vegetation, swapped battery &amp; disks, reformatted, restarted.</text:p>
          </table:table-cell>
        </table:table-row>
        <table:table-row table:style-name="Table2.1">
          <table:table-cell table:style-name="Table2.A1" office:value-type="string">
            <text:p text:style-name="P7">20201211</text:p>
          </table:table-cell>
          <table:table-cell table:style-name="Table2.A1" office:value-type="string">
            <text:p text:style-name="Standard"/>
          </table:table-cell>
          <table:table-cell table:style-name="Table2.C1" office:value-type="string">
            <text:p text:style-name="P7">Downloading data from BCHH Centaurs. Launches on Oct06, Oct18, Oct24, Nov5, Nov13, Nov16, Nov25, Dec6, Dec11.</text:p>
          </table:table-cell>
        </table:table-row>
        <table:table-row table:style-name="Table2.1">
          <table:table-cell table:style-name="Table2.A4" office:value-type="string">
            <text:p text:style-name="P7">20210206</text:p>
          </table:table-cell>
          <table:table-cell table:style-name="Table2.A4" office:value-type="string">
            <text:p text:style-name="Standard"/>
          </table:table-cell>
          <table:table-cell table:style-name="Table2.C4" office:value-type="string">
            <text:p text:style-name="P7">Unloading PASSCAL equipment at CMC: last 4 stations:</text:p>
            <text:p text:style-name="P7"/>
            <text:p text:style-name="P7">FIRE – AB13 – 977-L/1003753</text:p>
            <text:p text:style-name="P7">TANK – 9D7C – 247-L/1015515</text:p>
            <text:p text:style-name="P7">BHP2 – 91F8 – 973-L/1003324</text:p>
            <text:p text:style-name="P7">BHP4 – 9338 – 494-L/1003733</text:p>
            <text:p text:style-name="P7"/>
            <text:p text:style-name="P7"/>
          </table:table-cell>
        </table:table-row>
      </table:table>
      <text:p text:style-name="P30"/>
      <text:p text:style-name="P31">net.sta.loc<text:tab/>latitude<text:tab/>longitude<text:tab/>ondate<text:tab/>offdate</text:p>
      <text:p text:style-name="P31">FL.BCHH.00<text:tab/>28.574017<text:tab/>-80.572376<text:tab/>2016-02-24<text:tab/>2016-10-06</text:p>
      <text:p text:style-name="P31">FL.FIRE.00<text:tab/>28.549746<text:tab/>-80.618641<text:tab/>2016-02-24<text:tab/>2016-05-01</text:p>
      <text:p text:style-name="P31">FL.TANK.00<text:tab/>28.517301<text:tab/>-80.636491<text:tab/>2016-02-24<text:tab/>2016-05-01</text:p>
      <text:p text:style-name="P31">FL.BCHH1.00<text:tab/>28.573477<text:tab/>-80.572377<text:tab/>2017-05-??<text:tab/>2019-02-03</text:p>
      <text:p text:style-name="P31">FL.BCHH1.10<text:tab/>28.573494<text:tab/>-80.572381<text:tab/>2019-02-04<text:tab/>2100-01-01</text:p>
      <text:p text:style-name="P31">FL.BCHH2.00<text:tab/>28.57????<text:tab/>-80.57????<text:tab/>2017-05-??<text:tab/>2100-01-01</text:p>
      <text:p text:style-name="P31">AM.RS3D.00<text:tab/>28.573499<text:tab/>-80.572353<text:tab/>2018-??-??<text:tab/>201?-??-??</text:p>
      <text:p text:style-name="P31">FL.DVEL4.00<text:tab/>28.578731<text:tab/>-80.607844<text:tab/>2017-05-??<text:tab/>2100-01-01</text:p>
      <text:p text:style-name="P31"><text:soft-page-break/>1R.BHP2.00<text:tab/>28.574257<text:tab/>-80.572877<text:tab/>2018-10-16<text:tab/>2100-01-01</text:p>
      <text:p text:style-name="P31">1R.BHP3.00<text:tab/>28.573795<text:tab/>-80.572479<text:tab/>2018-10-16<text:tab/>2019-02-04</text:p>
      <text:p text:style-name="P31">1R.BHP4.00<text:tab/>28.573800<text:tab/>-80.572463<text:tab/>2018-10-16<text:tab/>2019-02-04</text:p>
      <text:p text:style-name="P31">1R.BHP5.00<text:tab/>28.573265<text:tab/>-80.572165<text:tab/>2018-10-16<text:tab/>2019-02-04</text:p>
      <text:p text:style-name="P31">1R.BHP6.00<text:tab/>28.573281<text:tab/>-80.572152<text:tab/>2018-10-16<text:tab/>2019-02-05</text:p>
      <text:p text:style-name="P31">1R.BHP7.00<text:tab/>28.572759<text:tab/>-80.572132<text:tab/>2018-10-16<text:tab/>2019-04-11</text:p>
      <text:p text:style-name="P31">1R.BHP8.00<text:tab/>28.572783<text:tab/>-80.572114<text:tab/>2018-10-16<text:tab/>2019-02-05</text:p>
      <text:p text:style-name="P31">1R.BHP1.00<text:tab/>28.573462<text:tab/>-80.572349<text:tab/>2018-08-10<text:tab/>2100-01-01</text:p>
      <text:p text:style-name="P31">1R.BHP4.10<text:tab/>28.573804<text:tab/>-80.572452<text:tab/>2019-02-04<text:tab/>2100-01-01</text:p>
      <text:p text:style-name="P31">1R.BHP5.10<text:tab/>28.573265<text:tab/>-80.572165<text:tab/>2019-02-04<text:tab/>2019-07-02</text:p>
      <text:p text:style-name="P31">1R.BHP7.10<text:tab/>28.572759<text:tab/>-80.572132<text:tab/>2019-04-11<text:tab/>2019-07-03</text:p>
      <text:p text:style-name="P31">1R.BHP5.20<text:tab/>28.573265<text:tab/>-80.572165<text:tab/>2019-07-02<text:tab/>2100-01-01</text:p>
      <text:p text:style-name="P31">1R.FIREP.00<text:tab/>28.550034<text:tab/>-80.618477<text:tab/>2019-02-13<text:tab/>2100-01-01</text:p>
      <text:p text:style-name="P31">1R.TANKP.00<text:tab/>28.516966<text:tab/>-80.636707<text:tab/>2019-02-13<text:tab/>2100-01-01</text:p>
      <text:p text:style-name="P31"/>
      <text:p text:style-name="P32">temporary network code 1R</text:p>
      <text:p text:style-name="P32">Seismo Acoustic Study of Rocket Launches from Kennedy Space Center.</text:p>
      <text:p text:style-name="P32">If the IRIS DMC will manage these data, please let Un Joe (un@iris.washington.edu) or</text:p>
      <text:p text:style-name="P32">Rick Benson (rick@iris.washington.edu) know how your data will be arriving at the DMC.</text:p>
      <text:p text:style-name="P32">The methods of data transmission we accept are miniseed2dmc, Real Time data, and in some case FTP.</text:p>
      <text:p text:style-name="P32"/>
      <text:p text:style-name="P30"/>
      <text:p text:style-name="P40">OUTSTANDING ISSUES</text:p>
      <text:p text:style-name="P41">(I am guessing list was made following 2019/07/16 visit)</text:p>
      <text:p text:style-name="P30"/>
      <text:p text:style-name="P36">FIELD:</text:p>
      <text:p text:style-name="Standard">* new GPS clock needed at FIREP</text:p>
      <text:p text:style-name="Standard">* repair infrasound cable at DVEL</text:p>
      <text:p text:style-name="Standard">* remove seismometer at BHP7</text:p>
      <text:p text:style-name="Standard">* layout infrasound array at BCHH2</text:p>
      <text:p text:style-name="Standard">* 1 data download needed between Sept 1 and Sept 12</text:p>
      <text:p text:style-name="P30"/>
      <text:p text:style-name="P36">LAB:</text:p>
      <text:p text:style-name="Standard">* backup the ~/Desktop/Glenn directory to newton</text:p>
      <text:p text:style-name="Standard">* repair GPS and seismic cables from BHP7</text:p>
      <text:p text:style-name="Standard">* process Mitch's GPS coordinates</text:p>
      <text:p text:style-name="Standard">* add correct network code from PASSCAL</text:p>
      <text:p text:style-name="Standard">* find any other records of fieldnotes to improve fieldnotes above</text:p>
      <text:p text:style-name="Standard">* add full station histories below from fieldnotes above to this parameter file</text:p>
      <text:p text:style-name="Standard">* further process the Reftek data by modifying bin/process_reftek_data.pl once this parameter file is fixed</text:p>
      <text:p text:style-name="Standard">* find any data that exists on any other computers, or in Google Drive, iDrive, Box or Dropbox, and merge with newton</text:p>
      <text:p text:style-name="P30"><text:s/></text:p>
      <text:p text:style-name="P30"/>
      <text:p text:style-name="Subtitle">Expressions of interest</text:p>
      <text:p text:style-name="Standard">2019/02/11 Jessica Mejia interested in non-glaciology experience for CV</text:p>
      <text:p text:style-name="Standard"><text:soft-page-break/>2019/02/11 Faye Ricker happy to provide labor</text:p>
      <text:p text:style-name="Standard">2019/02/13 Mary Kate O’Donnell offered high speed cameras</text:p>
      <text:p text:style-name="Standard">2019/04/22 Meeting with Ryan Carlomany about NASA internship and undergraduate research opportunities, e.g. data analysis, building cables, interfacing infrasound sensors with Raspberry Jam, redesigning infrasound sensors.</text:p>
      <text:p text:style-name="Standard"/>
      <text:p text:style-name="Subtitle">Areas people could help out</text:p>
      <text:p text:style-name="P48">(1) Installing and maintaining the seismo-acoustic network. Installation should be complete this week. Maintenance is mainly likely to be a long one day visit, once per month, to download data. There are service sheets we have to follow.</text:p>
      <text:p text:style-name="P48">(2) Adding other equipment that will improve our understanding of launches. For example, images or videos from cameras, wind speed and direction from anemometers. I do not have such equipment.</text:p>
      <text:p text:style-name="P48">(3) Designing and fabricating better enclosures for our seismic and infrasound equipment. The bar is very low. I currently use plastic totes and buckets!</text:p>
      <text:p text:style-name="P48">(4) Building / soldering cables. If you are good at this, I could use your help.</text:p>
      <text:p text:style-name="P48">(5) GPS surveying. I need to get precise locations for all my sensors deployed past and present.</text:p>
      <text:p text:style-name="P48">(6) Routine data processing. I've written some codes to automate as much of this as possible, but there is still plenty of manual work to get data from SD cards and CF cards and convert it into modern formats, database it, and then share with IRIS PASSCAL.</text:p>
      <text:p text:style-name="P48">(7) Data analysis. The dataset is growing and not much has been done yet! We have recorded over 35 launches so far. Beyond simple things like looking at the waveforms to identify wave types, and spectrograms, can we use signals to:</text:p>
      <text:p text:style-name="P48">     - understand the seismo-acoustic wavefield of a rocket engine better, e.g. radiation pattern and amplitude-vs-distance decay</text:p>
      <text:p text:style-name="P48">     - locate the moving rockets?</text:p>
      <text:p text:style-name="P48">     - identify the type of rocket engine from the signals alone? </text:p>
      <text:p text:style-name="P48">(8) Coding. I'm an experienced software developer. But if you are a computer scientist, you might be able to raise the bar in this area.</text:p>
      <text:p text:style-name="P48">(9) Fix the broken seismo cable. See nanometrics email of 2019/04/23</text:p>
      <text:p text:style-name="P48">(10) Build a new Chaparral M25 cable.</text:p>
      <text:p text:style-name="P48">(11) Build a Reftek 130 to Trillium cable.</text:p>
      <text:p text:style-name="P48">(12) Build 2 Reftek 130 to infraBSU array cables.</text:p>
      <text:p text:style-name="P48"><text:bookmark text:name="_GoBack"/>(13) Fix broken seismometer red connector.</text:p>
      <text:p text:style-name="P2"/>
      <text:p text:style-name="Standard">What I can offer:</text:p>
      <text:list xml:id="list1970784975" text:style-name="WWNum1">
        <text:list-item>
          <text:p text:style-name="P42">no funding to pay for salary (no grant currently). </text:p>
        </text:list-item>
        <text:list-item>
          <text:p text:style-name="P42">I can cover accommodation if/when necessary. </text:p>
        </text:list-item>
        <text:list-item>
          <text:p text:style-name="P42">training. </text:p>
        </text:list-item>
        <text:list-item>
          <text:p text:style-name="P42">collaboration on future research, which might include co-authorship on conference presentations and scientific papers. </text:p>
        </text:list-item>
        <text:list-item>
          <text:p text:style-name="P42">extra experience and perhaps skills to add to your CV, e.g. to get a job with a regional seismic network, or a volcano observatory, or to get into grad school (for undergrads). </text:p>
        </text:list-item>
        <text:list-item>
          <text:p text:style-name="P42">For the right student, this might develop into a student research project (for research credits) or internship - possibly even an internship with NASA. </text:p>
        </text:list-item>
      </text:list>
      <text:p text:style-name="P43"/>
      <text:p text:style-name="P43"><text:soft-page-break/></text:p>
      <text:p text:style-name="P44">From: PASSCAL Scheduling &lt;schedulingdb@passcal.nmt.edu&gt;</text:p>
      <text:p text:style-name="P44">Subject: Mob Form Submission for project Rocket Seis (201850)</text:p>
      <text:p text:style-name="P44">Date: October 30, 2018 at 2:25:34 PM GMT</text:p>
      <text:p text:style-name="P35"><text:span text:style-name="T12">Cc: passcal-network-request@iris.washington.edu,engine_room@iris.washington.edu,tim@iris.washington.edu,bruce@passcal.nmt.edu,pcarpenter@passcal.nmt.edu,dthomas@passcal.nmt.edu,data_group@passcal.nmt.edu,thompsong@mail.usf.edu</text:span></text:p>
      <text:p text:style-name="P44">Reply-To: thompsong@mail.usf.edu</text:p>
      <text:p text:style-name="P44"/>
      <text:p text:style-name="P44">Mob Form Submission for project:</text:p>
      <text:p text:style-name="P44">Rocket Seis (201850)</text:p>
      <text:p text:style-name="P44"/>
      <text:p text:style-name="P44">Mobilization form submitted on:</text:p>
      <text:p text:style-name="P44">2018-10-30 08:25:33 -06:00</text:p>
      <text:p text:style-name="P44"/>
      <text:p text:style-name="P44">Data Format:</text:p>
      <text:p text:style-name="P44">PASSIVE (SEED)</text:p>
      <text:p text:style-name="P44"/>
      <text:p text:style-name="P44">Experiment/deployment Short Name:</text:p>
      <text:p text:style-name="P44">Rocket Seis</text:p>
      <text:p text:style-name="P44"/>
      <text:p text:style-name="P44">Experiment/deployment Long Name:</text:p>
      <text:p text:style-name="P44">Seismo Acoustic Study of Rocket Launches from Kennedy Space Center</text:p>
      <text:p text:style-name="P44"/>
      <text:p text:style-name="P44">PIC Experiment/deployment Number:</text:p>
      <text:p text:style-name="P44">201850</text:p>
      <text:p text:style-name="P44"/>
      <text:p text:style-name="P44">Min. Latitude (decimal degrees):</text:p>
      <text:p text:style-name="P44">28.3838</text:p>
      <text:p text:style-name="P44"/>
      <text:p text:style-name="P44">Max. Latitude (decimal degrees):</text:p>
      <text:p text:style-name="P44">28.6565</text:p>
      <text:p text:style-name="P44"/>
      <text:p text:style-name="P44">Min. Longitude (decimal degrees):</text:p>
      <text:p text:style-name="P44">-80.7766</text:p>
      <text:p text:style-name="P44"/>
      <text:p text:style-name="P44">Max. Longitude (decimal degrees):</text:p>
      <text:p text:style-name="P44">-80.5019</text:p>
      <text:p text:style-name="P44"/>
      <text:p text:style-name="P44">Submitting Contact Username:</text:p>
      <text:p text:style-name="P44">thompsong@mail.usf.edu</text:p>
      <text:p text:style-name="P44"/>
      <text:p text:style-name="P44">Submitting Contact Email:</text:p>
      <text:p text:style-name="P44">thompsong@mail.usf.edu</text:p>
      <text:p text:style-name="P44"/>
      <text:p text:style-name="P44">PI Name:</text:p>
      <text:p text:style-name="P44">Glenn Thompson</text:p>
      <text:p text:style-name="P44"/>
      <text:p text:style-name="P44"><text:soft-page-break/>PI Email:</text:p>
      <text:p text:style-name="P44">thompsong@mail.usf.edu</text:p>
      <text:p text:style-name="P44"/>
      <text:p text:style-name="P44">PI Institution:</text:p>
      <text:p text:style-name="P44">University of South Florida</text:p>
      <text:p text:style-name="P44"/>
      <text:p text:style-name="P44">Complete List of Project PIs:</text:p>
      <text:p text:style-name="P44">thompsong@mail.usf.edu (Glenn Thompson, University of South Florida,</text:p>
      <text:p text:style-name="P44">Principal Investigator (PI)) jbraunmiller@usf.edu (Jochen Braunmiller,</text:p>
      <text:p text:style-name="P44">University of South Florida, Co-PI)</text:p>
      <text:p text:style-name="P44"/>
      <text:p text:style-name="P44">A brief description of the experiment:</text:p>
      <text:p text:style-name="P44">Since February 2016 I have had a Trillium C-PH 120s and an array of infraBSU</text:p>
      <text:p text:style-name="P44">sensors deployed at Kennedy Space Center (KSC) and I have recorded ~15 rocket</text:p>
      <text:p text:style-name="P44">launches. The primary motivations have been (1) to test and our calibrate our</text:p>
      <text:p text:style-name="P44">sensors, and (2) to train students in seismic field techniques as a component</text:p>
      <text:p text:style-name="P44">of a time series analysis class that I teach. Soon I am planning to telemeter</text:p>
      <text:p text:style-name="P44">our primary site, BCHH, to the USF seismic lab. Occasionally this network has</text:p>
      <text:p text:style-name="P44">been augmented by up to 3 additional stations, and that has given us hints of</text:p>
      <text:p text:style-name="P44">the more complex seismic-acoustic wavefield. For example, we find that the</text:p>
      <text:p text:style-name="P44">amplitude of the rocket jet noise increases with radial distance from the</text:p>
      <text:p text:style-name="P44">rocket. We are exploring techniques to determine the trajectory of rockets</text:p>
      <text:p text:style-name="P44">based on amplitude-source location (a method I co-developed for locating</text:p>
      <text:p text:style-name="P44">pyroclastic density currents and lahars), and the Doppler shift recorded. And</text:p>
      <text:p text:style-name="P44">we are exploring if there are characteristic differences in the waveforms and</text:p>
      <text:p text:style-name="P44">spectra of Falcon-9, Atlas-5 and Delta-IV rockets, which is hard to tease out</text:p>
      <text:p text:style-name="P44">from a single station because the launch sites &amp; distances are also</text:p>
      <text:p text:style-name="P44">different. To be able to explore these questions better, we need a temporary</text:p>
      <text:p text:style-name="P44">deployment of additional stations and a wider aperture network. The first</text:p>
      <text:p text:style-name="P44">experiment would be to deploy all sensors at our primary site, the Astronaut</text:p>
      <text:p text:style-name="P44">Beach House (station BCHH), to conduct a huddle test during a rocket launch.</text:p>
      <text:p text:style-name="P44">The second experiment would be to deploy a linear array to understand better</text:p>
      <text:p text:style-name="P44">the P, S and surface wave structure at Kennedy Space Center &amp; verify the</text:p>
      <text:p text:style-name="P44">amplitude-vs-distance decay law for seismic and acoustic waves. For this we</text:p>
      <text:p text:style-name="P44">would likely use a static launch test (rocket engines ignite, but rocket</text:p>
      <text:p text:style-name="P44">stays on the ground) rather than a launch. The third and primary experiment,</text:p>
      <text:p text:style-name="P44">would be to deploy a 7-station network of L-22 short period seismometers and</text:p>
      <text:p text:style-name="P44">RT130 dataloggers &amp; leave this in place for at least 6 months to capture</text:p>
      <text:p text:style-name="P44">several launches. The network would have an aperture of about 15 to 20-km.</text:p>
      <text:p text:style-name="P44"/>
      <text:p text:style-name="P44">Number of Stations:</text:p>
      <text:p text:style-name="P44">8</text:p>
      <text:p text:style-name="P44"/>
      <text:p text:style-name="P44">Experiment Location (verbal description):</text:p>
      <text:p text:style-name="P44">Kennedy Space Center</text:p>
      <text:p text:style-name="P44"/>
      <text:p text:style-name="P44">Anticipated Date of Experiment Mobilization:</text:p>
      <text:p text:style-name="P44">2018-07-14</text:p>
      <text:p text:style-name="P44"/>
      <text:p text:style-name="P44"><text:soft-page-break/>Anticipated Date of Experiment Demobilization:</text:p>
      <text:p text:style-name="P44">2020-06-30</text:p>
      <text:p text:style-name="P44"/>
      <text:p text:style-name="P44">Anticipated start of routine shipments of data to the IRIS DMC via PASSCAL:</text:p>
      <text:p text:style-name="P44">2018-11-05</text:p>
      <text:p text:style-name="P44"/>
      <text:p text:style-name="P44">Anticipated Total Volume:</text:p>
      <text:p text:style-name="P44">400 GB</text:p>
      <text:p text:style-name="P44"/>
      <text:p text:style-name="P44">Are the Data Restricted:</text:p>
      <text:p text:style-name="P44">No</text:p>
      <text:p text:style-name="P44"/>
      <text:p text:style-name="P44">If Restricted:</text:p>
      <text:p text:style-name="P44">the following apply...</text:p>
      <text:p text:style-name="P44"/>
      <text:p text:style-name="P44"><text:s text:c="10"/>Anticipated Release Date for Restricted Data:</text:p>
      <text:p text:style-name="P44"><text:s text:c="10"/>n/a</text:p>
      <text:p text:style-name="P44"/>
      <text:p text:style-name="P44"><text:s text:c="10"/>Allowed users for Restricted Data:</text:p>
      <text:p text:style-name="P44"/>
      <text:p text:style-name="P44"/>
      <text:p text:style-name="P44"><text:s text:c="10"/>Open Station ID#:</text:p>
      <text:p text:style-name="P44"/>
      <text:p text:style-name="P44"/>
      <text:p text:style-name="P44">Additional notes from PI:</text:p>
      <text:p text:style-name="P44">Currently I only have stations deployed in a huddle test at one field site.</text:p>
      <text:p text:style-name="P44">Within the next few weeks, I will deploy them in a network. When I do, I will</text:p>
      <text:p text:style-name="P44">allocate new station names.</text:p>
      <text:p text:style-name="P44"/>
      <text:p text:style-name="P44">View the complete instrument request here:</text:p>
      <text:p text:style-name="P44">https://www.passcal.nmt.edu/sdb/expt/20185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WenQuanYi Zen Hei Sharp"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0pt" fo:language="en" fo:country="US" style:letter-kerning="true" style:font-name-asian="WenQuanYi Zen Hei Sharp"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Liberation Serif" fo:font-family="'Liberation Serif'" style:font-family-generic="roman" style:font-pitch="variable" fo:font-size="12pt" fo:language="en" fo:country="US" style:font-name-asian="WenQuanYi Zen Hei Sharp" style:font-family-asian="'WenQuanYi Zen Hei Sharp'"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WenQuanYi Zen Hei Sharp" style:font-family-asian="'WenQuanYi Zen Hei Sharp'"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Subtitle" style:family="paragraph" style:parent-style-name="Heading"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21-03-23T17:48:46.444905370</dc:date>
    <meta:editing-cycles>18</meta:editing-cycles>
    <meta:editing-duration>PT8H8M28S</meta:editing-duration>
    <meta:generator>LibreOffice/5.3.6.1$Linux_X86_64 LibreOffice_project/30$Build-1</meta:generator>
    <meta:document-statistic meta:table-count="2" meta:image-count="0" meta:object-count="0" meta:page-count="14" meta:paragraph-count="471" meta:word-count="4512" meta:character-count="28243" meta:non-whitespace-character-count="24086"/>
  </office:meta>
</office:document-meta>
</file>